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color="#000000" fo:font-weight="normal" style:font-weight-asian="normal" style:font-weight-complex="normal"/>
    </style:style>
    <style:style style:name="P16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7" style:family="paragraph" style:parent-style-name="Preformatted_20_Text">
      <style:text-properties fo:color="#000000" officeooo:paragraph-rsid="00281541"/>
    </style:style>
    <style:style style:name="P18" style:family="paragraph" style:parent-style-name="Preformatted_20_Text">
      <style:text-properties fo:color="#000000" officeooo:paragraph-rsid="00294be8"/>
    </style:style>
    <style:style style:name="P19" style:family="paragraph" style:parent-style-name="Preformatted_20_Text">
      <style:text-properties fo:color="#000000" officeooo:rsid="00294be8" officeooo:paragraph-rsid="002a83d0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4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5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27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28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officeooo:paragraph-rsid="00808b62"/>
    </style:style>
    <style:style style:name="P3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3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36" style:family="paragraph" style:parent-style-name="Preformatted_20_Text">
      <style:text-properties officeooo:rsid="0016930e" officeooo:paragraph-rsid="0016930e"/>
    </style:style>
    <style:style style:name="P37" style:family="paragraph" style:parent-style-name="Preformatted_20_Text">
      <style:text-properties officeooo:rsid="0019a2a3" officeooo:paragraph-rsid="0019a2a3"/>
    </style:style>
    <style:style style:name="P38" style:family="paragraph" style:parent-style-name="Preformatted_20_Text">
      <style:text-properties fo:color="#0000cd" fo:font-weight="bold" style:font-weight-asian="bold" style:font-weight-complex="bold"/>
    </style:style>
    <style:style style:name="P39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40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41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42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43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44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45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46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9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officeooo:paragraph-rsid="001fc096"/>
    </style:style>
    <style:style style:name="P51" style:family="paragraph" style:parent-style-name="Preformatted_20_Text">
      <style:text-properties officeooo:paragraph-rsid="0019a2a3"/>
    </style:style>
    <style:style style:name="P52" style:family="paragraph" style:parent-style-name="Preformatted_20_Text">
      <style:text-properties officeooo:paragraph-rsid="002542ea"/>
    </style:style>
    <style:style style:name="P53" style:family="paragraph" style:parent-style-name="Preformatted_20_Text">
      <style:text-properties fo:color="#00a933"/>
    </style:style>
    <style:style style:name="P54" style:family="paragraph" style:parent-style-name="Preformatted_20_Text">
      <style:text-properties fo:color="#00a933" officeooo:rsid="00294be8" officeooo:paragraph-rsid="002a83d0"/>
    </style:style>
    <style:style style:name="P55" style:family="paragraph" style:parent-style-name="Preformatted_20_Text">
      <style:text-properties fo:color="#00a933" officeooo:paragraph-rsid="002b2479"/>
    </style:style>
    <style:style style:name="P56" style:family="paragraph" style:parent-style-name="Preformatted_20_Text">
      <style:text-properties fo:color="#00a933" officeooo:paragraph-rsid="002cc2c2"/>
    </style:style>
    <style:style style:name="P57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9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60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61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62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63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6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68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9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70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71" style:family="paragraph" style:parent-style-name="Preformatted_20_Text">
      <style:text-properties fo:color="#00a933" officeooo:rsid="005a845e" officeooo:paragraph-rsid="005a845e"/>
    </style:style>
    <style:style style:name="P72" style:family="paragraph" style:parent-style-name="Preformatted_20_Text">
      <style:text-properties fo:color="#00a933" officeooo:paragraph-rsid="00a4fa5e"/>
    </style:style>
    <style:style style:name="P73" style:family="paragraph" style:parent-style-name="Preformatted_20_Text">
      <style:text-properties officeooo:paragraph-rsid="002b2479"/>
    </style:style>
    <style:style style:name="P74" style:family="paragraph" style:parent-style-name="Preformatted_20_Text">
      <style:text-properties officeooo:paragraph-rsid="002c5538"/>
    </style:style>
    <style:style style:name="P75" style:family="paragraph" style:parent-style-name="Preformatted_20_Text">
      <style:text-properties officeooo:paragraph-rsid="00312987"/>
    </style:style>
    <style:style style:name="P76" style:family="paragraph" style:parent-style-name="Preformatted_20_Text">
      <style:text-properties officeooo:paragraph-rsid="0037015d" fo:background-color="transparent"/>
    </style:style>
    <style:style style:name="P77" style:family="paragraph" style:parent-style-name="Preformatted_20_Text">
      <style:text-properties officeooo:paragraph-rsid="003c29b2"/>
    </style:style>
    <style:style style:name="P78" style:family="paragraph" style:parent-style-name="Preformatted_20_Text">
      <style:text-properties officeooo:paragraph-rsid="0037015d"/>
    </style:style>
    <style:style style:name="P79" style:family="paragraph" style:parent-style-name="Preformatted_20_Text">
      <style:text-properties officeooo:paragraph-rsid="004762bf"/>
    </style:style>
    <style:style style:name="P80" style:family="paragraph" style:parent-style-name="Preformatted_20_Text">
      <style:text-properties officeooo:paragraph-rsid="004a898d"/>
    </style:style>
    <style:style style:name="P81" style:family="paragraph" style:parent-style-name="Preformatted_20_Text">
      <style:text-properties officeooo:paragraph-rsid="00533fd1"/>
    </style:style>
    <style:style style:name="P82" style:family="paragraph" style:parent-style-name="Preformatted_20_Text">
      <style:text-properties officeooo:paragraph-rsid="00562e3a"/>
    </style:style>
    <style:style style:name="P83" style:family="paragraph" style:parent-style-name="Preformatted_20_Text">
      <style:text-properties officeooo:paragraph-rsid="0058e05e"/>
    </style:style>
    <style:style style:name="P84" style:family="paragraph" style:parent-style-name="Preformatted_20_Text">
      <style:text-properties officeooo:paragraph-rsid="005fdf30"/>
    </style:style>
    <style:style style:name="P85" style:family="paragraph" style:parent-style-name="Preformatted_20_Text">
      <style:text-properties officeooo:paragraph-rsid="0066a86f"/>
    </style:style>
    <style:style style:name="P86" style:family="paragraph" style:parent-style-name="Preformatted_20_Text">
      <style:text-properties officeooo:paragraph-rsid="006e17d6"/>
    </style:style>
    <style:style style:name="P87" style:family="paragraph" style:parent-style-name="Preformatted_20_Text">
      <style:text-properties officeooo:paragraph-rsid="006fa105"/>
    </style:style>
    <style:style style:name="P88" style:family="paragraph" style:parent-style-name="Preformatted_20_Text">
      <style:text-properties officeooo:paragraph-rsid="00771440"/>
    </style:style>
    <style:style style:name="P8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90" style:family="paragraph" style:parent-style-name="Preformatted_20_Text">
      <style:text-properties officeooo:paragraph-rsid="007822ac"/>
    </style:style>
    <style:style style:name="P91" style:family="paragraph" style:parent-style-name="Preformatted_20_Text">
      <style:text-properties officeooo:paragraph-rsid="00798810"/>
    </style:style>
    <style:style style:name="P92" style:family="paragraph" style:parent-style-name="Preformatted_20_Text">
      <style:text-properties officeooo:paragraph-rsid="00804fd0"/>
    </style:style>
    <style:style style:name="P93" style:family="paragraph" style:parent-style-name="Preformatted_20_Text">
      <style:text-properties officeooo:paragraph-rsid="00809cd2"/>
    </style:style>
    <style:style style:name="P9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95" style:family="paragraph" style:parent-style-name="Preformatted_20_Text">
      <style:text-properties officeooo:paragraph-rsid="008ce52c"/>
    </style:style>
    <style:style style:name="P96" style:family="paragraph" style:parent-style-name="Preformatted_20_Text">
      <style:text-properties officeooo:paragraph-rsid="008da44c"/>
    </style:style>
    <style:style style:name="P97" style:family="paragraph" style:parent-style-name="Preformatted_20_Text">
      <style:text-properties officeooo:paragraph-rsid="008e0a99"/>
    </style:style>
    <style:style style:name="P98" style:family="paragraph" style:parent-style-name="Preformatted_20_Text">
      <style:text-properties officeooo:paragraph-rsid="008e7025"/>
    </style:style>
    <style:style style:name="P99" style:family="paragraph" style:parent-style-name="Preformatted_20_Text">
      <style:text-properties style:text-underline-style="none" officeooo:paragraph-rsid="008e7025"/>
    </style:style>
    <style:style style:name="P100" style:family="paragraph" style:parent-style-name="Preformatted_20_Text">
      <style:text-properties officeooo:paragraph-rsid="00a0a8b6"/>
    </style:style>
    <style:style style:name="P101" style:family="paragraph" style:parent-style-name="Preformatted_20_Text">
      <style:text-properties officeooo:rsid="002542ea" officeooo:paragraph-rsid="00abb43f"/>
    </style:style>
    <style:style style:name="P102" style:family="paragraph" style:parent-style-name="Preformatted_20_Text">
      <style:text-properties officeooo:paragraph-rsid="00abb43f"/>
    </style:style>
    <style:style style:name="P103" style:family="paragraph" style:parent-style-name="Preformatted_20_Text">
      <style:text-properties officeooo:paragraph-rsid="00b13534"/>
    </style:style>
    <style:style style:name="P104" style:family="paragraph" style:parent-style-name="Preformatted_20_Text">
      <style:paragraph-properties fo:margin-top="0in" fo:margin-bottom="0in" loext:contextual-spacing="false"/>
    </style:style>
    <style:style style:name="P105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0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0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0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0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1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1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13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14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15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16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17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1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3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officeooo:paragraph-rsid="001fc096"/>
    </style:style>
    <style:style style:name="P137" style:family="paragraph" style:parent-style-name="Standard">
      <style:paragraph-properties fo:text-align="start" style:justify-single-word="false"/>
      <style:text-properties officeooo:paragraph-rsid="00211977"/>
    </style:style>
    <style:style style:name="P138" style:family="paragraph" style:parent-style-name="Standard">
      <style:paragraph-properties fo:text-align="start" style:justify-single-word="false"/>
      <style:text-properties officeooo:paragraph-rsid="0039eadd"/>
    </style:style>
    <style:style style:name="P139" style:family="paragraph" style:parent-style-name="Standard">
      <style:paragraph-properties fo:text-align="start" style:justify-single-word="false"/>
      <style:text-properties officeooo:paragraph-rsid="003a5645"/>
    </style:style>
    <style:style style:name="P140" style:family="paragraph" style:parent-style-name="Standard">
      <style:paragraph-properties fo:text-align="start" style:justify-single-word="false"/>
      <style:text-properties officeooo:paragraph-rsid="003f0255"/>
    </style:style>
    <style:style style:name="P141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42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4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46" style:family="paragraph" style:parent-style-name="Standard">
      <style:paragraph-properties style:line-height-at-least="0.198in"/>
      <style:text-properties officeooo:paragraph-rsid="0078239f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5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5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3" style:family="paragraph" style:parent-style-name="Preformatted_20_Text">
      <style:text-properties officeooo:paragraph-rsid="00b15a42"/>
    </style:style>
    <style:style style:name="P154" style:family="paragraph" style:parent-style-name="Preformatted_20_Text">
      <style:text-properties officeooo:rsid="002542ea" officeooo:paragraph-rsid="00ad6165"/>
    </style:style>
    <style:style style:name="P155" style:family="paragraph" style:parent-style-name="Preformatted_20_Text">
      <style:text-properties officeooo:rsid="002542ea" officeooo:paragraph-rsid="00b33ed5"/>
    </style:style>
    <style:style style:name="P156" style:family="paragraph" style:parent-style-name="Preformatted_20_Text">
      <style:text-properties fo:color="#00a933" officeooo:paragraph-rsid="00b15a42"/>
    </style:style>
    <style:style style:name="P157" style:family="paragraph" style:parent-style-name="Preformatted_20_Text">
      <style:text-properties fo:color="#00a933" officeooo:rsid="002542ea" officeooo:paragraph-rsid="00b4a9b6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15a42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officeooo:rsid="006129dd" style:font-weight-asian="bold" style:font-weight-complex="bold"/>
    </style:style>
    <style:style style:name="T50" style:family="text">
      <style:text-properties fo:color="#0000cd" fo:font-weight="bold" officeooo:rsid="00804fd0" style:font-weight-asian="bold" style:font-weight-complex="bold"/>
    </style:style>
    <style:style style:name="T51" style:family="text">
      <style:text-properties fo:color="#0000cd" fo:font-weight="bold" officeooo:rsid="009b077e" style:font-weight-asian="bold" style:font-weight-complex="bold"/>
    </style:style>
    <style:style style:name="T52" style:family="text">
      <style:text-properties fo:color="#0000cd" fo:font-weight="bold" officeooo:rsid="00a0a8b6" style:font-weight-asian="bold" style:font-weight-complex="bold"/>
    </style:style>
    <style:style style:name="T53" style:family="text">
      <style:text-properties fo:color="#0000cd" fo:font-weight="bold" officeooo:rsid="00abb43f" style:font-weight-asian="bold" style:font-weight-complex="bold"/>
    </style:style>
    <style:style style:name="T54" style:family="text">
      <style:text-properties fo:color="#0000cd" fo:font-weight="bold" officeooo:rsid="00b13534" style:font-weight-asian="bold" style:font-weight-complex="bold"/>
    </style:style>
    <style:style style:name="T55" style:family="text">
      <style:text-properties fo:color="#0000cd" fo:font-weight="bold" officeooo:rsid="00b15a42" style:font-weight-asian="bold" style:font-weight-complex="bold"/>
    </style:style>
    <style:style style:name="T56" style:family="text">
      <style:text-properties fo:color="#0000cd" fo:font-weight="bold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71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7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7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cd" style:font-name="Liberation Mono" fo:font-size="10pt" officeooo:rsid="00c7f066" style:font-size-asian="10pt" style:font-size-complex="10pt"/>
    </style:style>
    <style:style style:name="T114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19" style:family="text">
      <style:text-properties fo:color="#0000cd" officeooo:rsid="00226f2b"/>
    </style:style>
    <style:style style:name="T120" style:family="text">
      <style:text-properties fo:color="#0000cd" style:font-weight-asian="bold" style:font-weight-complex="bold"/>
    </style:style>
    <style:style style:name="T121" style:family="text">
      <style:text-properties fo:color="#0000cd" officeooo:rsid="003f0255" style:font-weight-asian="bold" style:font-weight-complex="bold"/>
    </style:style>
    <style:style style:name="T122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23" style:family="text">
      <style:text-properties fo:color="#0000cd" officeooo:rsid="00826d59"/>
    </style:style>
    <style:style style:name="T124" style:family="text">
      <style:text-properties fo:color="#0000cd" officeooo:rsid="008315fe"/>
    </style:style>
    <style:style style:name="T125" style:family="text">
      <style:text-properties fo:color="#0000cd" officeooo:rsid="00840382"/>
    </style:style>
    <style:style style:name="T126" style:family="text">
      <style:text-properties officeooo:rsid="00108b38"/>
    </style:style>
    <style:style style:name="T127" style:family="text">
      <style:text-properties officeooo:rsid="0011fb9d"/>
    </style:style>
    <style:style style:name="T128" style:family="text">
      <style:text-properties fo:color="#00a933"/>
    </style:style>
    <style:style style:name="T129" style:family="text">
      <style:text-properties fo:color="#00a933" fo:font-weight="bold" style:font-weight-asian="bold" style:font-weight-complex="bold"/>
    </style:style>
    <style:style style:name="T130" style:family="text">
      <style:text-properties fo:color="#00a933" fo:font-weight="normal"/>
    </style:style>
    <style:style style:name="T131" style:family="text">
      <style:text-properties fo:color="#00a933" fo:font-weight="normal" style:font-weight-asian="normal" style:font-weight-complex="normal"/>
    </style:style>
    <style:style style:name="T132" style:family="text">
      <style:text-properties fo:color="#00a933" fo:font-weight="normal" officeooo:rsid="001a3cf0" style:font-weight-asian="normal" style:font-weight-complex="normal"/>
    </style:style>
    <style:style style:name="T133" style:family="text">
      <style:text-properties fo:color="#00a933" fo:font-weight="normal" officeooo:rsid="0011fb9d" style:font-weight-asian="normal" style:font-weight-complex="normal"/>
    </style:style>
    <style:style style:name="T134" style:family="text">
      <style:text-properties fo:color="#00a933" fo:font-weight="normal" officeooo:rsid="000e396a" style:font-weight-asian="normal" style:font-weight-complex="normal"/>
    </style:style>
    <style:style style:name="T135" style:family="text">
      <style:text-properties fo:color="#00a933" fo:font-weight="normal" officeooo:rsid="0013e258" style:font-weight-asian="normal" style:font-weight-complex="normal"/>
    </style:style>
    <style:style style:name="T136" style:family="text">
      <style:text-properties fo:color="#00a933" fo:font-weight="normal" officeooo:rsid="0037015d" style:font-weight-asian="normal" style:font-weight-complex="normal"/>
    </style:style>
    <style:style style:name="T137" style:family="text">
      <style:text-properties fo:color="#00a933" fo:font-weight="normal" officeooo:rsid="004d38ad" style:font-weight-asian="normal" style:font-weight-complex="normal"/>
    </style:style>
    <style:style style:name="T138" style:family="text">
      <style:text-properties fo:color="#00a933" fo:font-weight="normal" officeooo:rsid="00312987" style:font-weight-asian="normal" style:font-weight-complex="normal"/>
    </style:style>
    <style:style style:name="T139" style:family="text">
      <style:text-properties fo:color="#00a933" fo:font-weight="normal" officeooo:rsid="005a36ed" style:font-weight-asian="normal" style:font-weight-complex="normal"/>
    </style:style>
    <style:style style:name="T140" style:family="text">
      <style:text-properties fo:color="#00a933" fo:font-weight="normal" officeooo:rsid="0064584c" style:font-weight-asian="normal" style:font-weight-complex="normal"/>
    </style:style>
    <style:style style:name="T141" style:family="text">
      <style:text-properties fo:color="#00a933" fo:font-weight="normal" officeooo:rsid="006740d5" style:font-weight-asian="normal" style:font-weight-complex="normal"/>
    </style:style>
    <style:style style:name="T142" style:family="text">
      <style:text-properties fo:color="#00a933" fo:font-weight="normal" officeooo:rsid="006fa105" style:font-weight-asian="normal" style:font-weight-complex="normal"/>
    </style:style>
    <style:style style:name="T143" style:family="text">
      <style:text-properties fo:color="#00a933" fo:font-weight="normal" officeooo:rsid="007822ac" style:font-weight-asian="normal" style:font-weight-complex="normal"/>
    </style:style>
    <style:style style:name="T144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45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46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47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48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49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50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51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52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53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54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55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56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57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58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59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60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61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62" style:family="text">
      <style:text-properties fo:color="#00a933" style:font-name="Liberation Mono" fo:font-size="10pt" style:font-size-asian="10pt" style:font-size-complex="10pt"/>
    </style:style>
    <style:style style:name="T163" style:family="text">
      <style:text-properties fo:color="#00a933" style:font-name="Liberation Mono" fo:font-size="10pt" officeooo:rsid="004762bf" style:font-size-asian="10pt" style:font-size-complex="10pt"/>
    </style:style>
    <style:style style:name="T164" style:family="text">
      <style:text-properties fo:color="#00a933" style:font-name="Liberation Mono" fo:font-size="10pt" officeooo:rsid="0097e6d5" style:font-size-asian="10pt" style:font-size-complex="10pt"/>
    </style:style>
    <style:style style:name="T165" style:family="text">
      <style:text-properties fo:color="#00a933" style:font-name="Liberation Mono" fo:font-size="10pt" officeooo:rsid="00d10d9e" style:font-size-asian="10pt" style:font-size-complex="10pt"/>
    </style:style>
    <style:style style:name="T166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67" style:family="text">
      <style:text-properties fo:color="#00a933" officeooo:rsid="00350715"/>
    </style:style>
    <style:style style:name="T168" style:family="text">
      <style:text-properties fo:color="#00a933" officeooo:rsid="0066a86f"/>
    </style:style>
    <style:style style:name="T169" style:family="text">
      <style:text-properties fo:color="#00a933" style:font-weight-asian="bold" style:font-weight-complex="bold"/>
    </style:style>
    <style:style style:name="T170" style:family="text">
      <style:text-properties fo:color="#00a933" officeooo:rsid="0095b38b" style:font-weight-asian="bold" style:font-weight-complex="bold"/>
    </style:style>
    <style:style style:name="T171" style:family="text">
      <style:text-properties fo:color="#00a933" officeooo:rsid="009b077e"/>
    </style:style>
    <style:style style:name="T172" style:family="text">
      <style:text-properties officeooo:rsid="0013e258"/>
    </style:style>
    <style:style style:name="T173" style:family="text">
      <style:text-properties officeooo:rsid="0014248a"/>
    </style:style>
    <style:style style:name="T174" style:family="text">
      <style:text-properties style:font-name="Liberation Mono"/>
    </style:style>
    <style:style style:name="T175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76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77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78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79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180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181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82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83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184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85" style:family="text">
      <style:text-properties style:font-name="Liberation Mono" fo:font-size="10pt" style:font-size-asian="10pt" style:font-size-complex="10pt"/>
    </style:style>
    <style:style style:name="T186" style:family="text">
      <style:text-properties style:font-name="Liberation Mono" fo:font-size="10pt" officeooo:rsid="00441a36" style:font-size-asian="10pt" style:font-size-complex="10pt"/>
    </style:style>
    <style:style style:name="T187" style:family="text">
      <style:text-properties style:font-name="Liberation Mono" fo:font-size="10pt" officeooo:rsid="00a77a78" style:font-size-asian="10pt" style:font-size-complex="10pt"/>
    </style:style>
    <style:style style:name="T188" style:family="text">
      <style:text-properties style:font-name="Liberation Mono" fo:font-size="10pt" officeooo:rsid="004762bf" style:font-size-asian="10pt" style:font-size-complex="10pt"/>
    </style:style>
    <style:style style:name="T189" style:family="text">
      <style:text-properties style:font-name="Liberation Mono" fo:font-size="10pt" officeooo:rsid="0097e6d5" style:font-size-asian="10pt" style:font-size-complex="10pt"/>
    </style:style>
    <style:style style:name="T190" style:family="text">
      <style:text-properties style:font-name="Liberation Mono" fo:font-size="10pt" officeooo:rsid="00804fd0" style:font-size-asian="10pt" style:font-size-complex="10pt"/>
    </style:style>
    <style:style style:name="T191" style:family="text">
      <style:text-properties style:font-name="Liberation Mono" fo:font-size="10pt" officeooo:rsid="006129dd" style:font-size-asian="10pt" style:font-size-complex="10pt"/>
    </style:style>
    <style:style style:name="T192" style:family="text">
      <style:text-properties style:font-name="Liberation Mono" fo:font-size="10pt" officeooo:rsid="00808b62" style:font-size-asian="10pt" style:font-size-complex="10pt"/>
    </style:style>
    <style:style style:name="T193" style:family="text">
      <style:text-properties style:font-name="Liberation Mono" fo:font-size="10pt" officeooo:rsid="00a83804" style:font-size-asian="10pt" style:font-size-complex="10pt"/>
    </style:style>
    <style:style style:name="T194" style:family="text">
      <style:text-properties style:font-name="Liberation Mono" fo:font-size="10pt" officeooo:rsid="00809c11" style:font-size-asian="10pt" style:font-size-complex="10pt"/>
    </style:style>
    <style:style style:name="T195" style:family="text">
      <style:text-properties style:font-name="Liberation Mono" fo:font-size="10pt" officeooo:rsid="0098e975" style:font-size-asian="10pt" style:font-size-complex="10pt"/>
    </style:style>
    <style:style style:name="T196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97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98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99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00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01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02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03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04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05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06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07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08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09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10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11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12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13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14" style:family="text">
      <style:text-properties style:font-name="Liberation Mono" fo:font-size="10pt" style:text-underline-style="none" officeooo:rsid="023b1029" style:font-size-asian="10pt" style:font-size-complex="10pt"/>
    </style:style>
    <style:style style:name="T215" style:family="text">
      <style:text-properties style:font-name="Liberation Mono" fo:font-size="10pt" style:text-underline-style="none" officeooo:rsid="02405104" style:font-size-asian="10pt" style:font-size-complex="10pt"/>
    </style:style>
    <style:style style:name="T216" style:family="text">
      <style:text-properties style:font-name="Liberation Mono" fo:font-size="10pt" style:text-underline-style="none" officeooo:rsid="00ad6165" style:font-size-asian="10pt" style:font-size-complex="10pt"/>
    </style:style>
    <style:style style:name="T217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18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19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20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21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22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23" style:family="text">
      <style:text-properties style:font-name="Liberation Mono" officeooo:rsid="003e68df" fo:background-color="transparent" loext:char-shading-value="0"/>
    </style:style>
    <style:style style:name="T224" style:family="text">
      <style:text-properties style:font-name="Liberation Mono" officeooo:rsid="0057b4fc" fo:background-color="transparent" loext:char-shading-value="0"/>
    </style:style>
    <style:style style:name="T225" style:family="text">
      <style:text-properties officeooo:rsid="0015dbd2"/>
    </style:style>
    <style:style style:name="T226" style:family="text">
      <style:text-properties fo:color="#800080" style:font-name="Liberation Mono" fo:font-size="10pt" officeooo:rsid="00441a36" style:font-size-asian="10pt" style:font-size-complex="10pt"/>
    </style:style>
    <style:style style:name="T227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28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29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30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31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32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33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34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35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36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37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38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39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40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41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42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43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44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45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46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47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48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49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50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51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52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53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54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255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256" style:family="text">
      <style:text-properties fo:color="#800080"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57" style:family="text">
      <style:text-properties fo:color="#800080"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58" style:family="text">
      <style:text-properties fo:color="#800080"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59" style:family="text">
      <style:text-properties officeooo:rsid="0031d8af"/>
    </style:style>
    <style:style style:name="T260" style:family="text">
      <style:text-properties fo:color="#ff0000" officeooo:rsid="01322a9b"/>
    </style:style>
    <style:style style:name="T261" style:family="text">
      <style:text-properties fo:color="#ff0000" fo:font-weight="bold" style:font-weight-asian="bold" style:font-weight-complex="bold"/>
    </style:style>
    <style:style style:name="T262" style:family="text">
      <style:text-properties fo:font-weight="normal"/>
    </style:style>
    <style:style style:name="T263" style:family="text">
      <style:text-properties fo:font-weight="normal" style:font-weight-asian="normal" style:font-weight-complex="normal"/>
    </style:style>
    <style:style style:name="T264" style:family="text">
      <style:text-properties fo:font-weight="normal" officeooo:rsid="000e396a" style:font-weight-asian="normal" style:font-weight-complex="normal"/>
    </style:style>
    <style:style style:name="T265" style:family="text">
      <style:text-properties fo:font-weight="normal" officeooo:rsid="003a5645" style:font-weight-asian="normal" style:font-weight-complex="normal"/>
    </style:style>
    <style:style style:name="T266" style:family="text">
      <style:text-properties fo:font-weight="normal" officeooo:rsid="003f0255" style:font-weight-asian="normal" style:font-weight-complex="normal"/>
    </style:style>
    <style:style style:name="T267" style:family="text">
      <style:text-properties fo:font-weight="normal" officeooo:rsid="004e98d7" style:font-weight-asian="normal" style:font-weight-complex="normal"/>
    </style:style>
    <style:style style:name="T268" style:family="text">
      <style:text-properties fo:font-weight="normal" officeooo:rsid="0050a8fe" style:font-weight-asian="normal" style:font-weight-complex="normal"/>
    </style:style>
    <style:style style:name="T269" style:family="text">
      <style:text-properties fo:font-weight="normal" officeooo:rsid="007822ac" style:font-weight-asian="normal" style:font-weight-complex="normal"/>
    </style:style>
    <style:style style:name="T270" style:family="text">
      <style:text-properties fo:font-weight="normal" officeooo:rsid="008315fe" style:font-weight-asian="normal" style:font-weight-complex="normal"/>
    </style:style>
    <style:style style:name="T271" style:family="text">
      <style:text-properties fo:font-weight="normal" officeooo:rsid="00840382" style:font-weight-asian="normal" style:font-weight-complex="normal"/>
    </style:style>
    <style:style style:name="T272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73" style:family="text">
      <style:text-properties fo:font-weight="normal" officeooo:rsid="0095b38b"/>
    </style:style>
    <style:style style:name="T274" style:family="text">
      <style:text-properties fo:font-weight="normal" officeooo:rsid="00964084"/>
    </style:style>
    <style:style style:name="T275" style:family="text">
      <style:text-properties fo:color="#000000"/>
    </style:style>
    <style:style style:name="T276" style:family="text">
      <style:text-properties fo:color="#000000" fo:font-weight="normal" style:font-weight-asian="normal" style:font-weight-complex="normal"/>
    </style:style>
    <style:style style:name="T277" style:family="text">
      <style:text-properties fo:color="#000000" fo:font-weight="normal" officeooo:rsid="001fc096" style:font-weight-asian="normal" style:font-weight-complex="normal"/>
    </style:style>
    <style:style style:name="T278" style:family="text">
      <style:text-properties fo:color="#000000" fo:font-weight="normal" officeooo:rsid="00226f2b" style:font-weight-asian="normal" style:font-weight-complex="normal"/>
    </style:style>
    <style:style style:name="T279" style:family="text">
      <style:text-properties fo:color="#000000" fo:font-weight="normal" officeooo:rsid="002444bc" style:font-weight-asian="normal" style:font-weight-complex="normal"/>
    </style:style>
    <style:style style:name="T280" style:family="text">
      <style:text-properties fo:color="#000000" fo:font-weight="normal" officeooo:rsid="0037015d" style:font-weight-asian="normal" style:font-weight-complex="normal"/>
    </style:style>
    <style:style style:name="T281" style:family="text">
      <style:text-properties fo:color="#000000" fo:font-weight="normal" officeooo:rsid="00417cc6" style:font-weight-asian="normal" style:font-weight-complex="normal"/>
    </style:style>
    <style:style style:name="T282" style:family="text">
      <style:text-properties fo:color="#000000" fo:font-weight="normal" officeooo:rsid="004d38ad" style:font-weight-asian="normal" style:font-weight-complex="normal"/>
    </style:style>
    <style:style style:name="T283" style:family="text">
      <style:text-properties fo:color="#000000" fo:font-weight="normal" officeooo:rsid="00500a7a" style:font-weight-asian="normal" style:font-weight-complex="normal"/>
    </style:style>
    <style:style style:name="T284" style:family="text">
      <style:text-properties fo:color="#000000" fo:font-weight="normal" officeooo:rsid="00312987" style:font-weight-asian="normal" style:font-weight-complex="normal"/>
    </style:style>
    <style:style style:name="T285" style:family="text">
      <style:text-properties fo:color="#000000" fo:font-weight="normal" officeooo:rsid="0057fa42" style:font-weight-asian="normal" style:font-weight-complex="normal"/>
    </style:style>
    <style:style style:name="T286" style:family="text">
      <style:text-properties fo:color="#000000" fo:font-weight="normal" officeooo:rsid="006129dd" style:font-weight-asian="normal" style:font-weight-complex="normal"/>
    </style:style>
    <style:style style:name="T287" style:family="text">
      <style:text-properties fo:color="#000000" fo:font-weight="normal" officeooo:rsid="0064584c" style:font-weight-asian="normal" style:font-weight-complex="normal"/>
    </style:style>
    <style:style style:name="T288" style:family="text">
      <style:text-properties fo:color="#000000" fo:font-weight="normal" officeooo:rsid="00655b03" style:font-weight-asian="normal" style:font-weight-complex="normal"/>
    </style:style>
    <style:style style:name="T289" style:family="text">
      <style:text-properties fo:color="#000000" fo:font-weight="normal" officeooo:rsid="006740d5" style:font-weight-asian="normal" style:font-weight-complex="normal"/>
    </style:style>
    <style:style style:name="T290" style:family="text">
      <style:text-properties fo:color="#000000" fo:font-weight="normal" officeooo:rsid="006973e8" style:font-weight-asian="normal" style:font-weight-complex="normal"/>
    </style:style>
    <style:style style:name="T291" style:family="text">
      <style:text-properties fo:color="#000000" fo:font-weight="normal" officeooo:rsid="006af3d6" style:font-weight-asian="normal" style:font-weight-complex="normal"/>
    </style:style>
    <style:style style:name="T292" style:family="text">
      <style:text-properties fo:color="#000000" fo:font-weight="normal" officeooo:rsid="006b9f05" style:font-weight-asian="normal" style:font-weight-complex="normal"/>
    </style:style>
    <style:style style:name="T293" style:family="text">
      <style:text-properties fo:color="#000000" fo:font-weight="normal" officeooo:rsid="006e17d6" style:font-weight-asian="normal" style:font-weight-complex="normal"/>
    </style:style>
    <style:style style:name="T294" style:family="text">
      <style:text-properties fo:color="#000000" fo:font-weight="normal" officeooo:rsid="007104c0" style:font-weight-asian="normal" style:font-weight-complex="normal"/>
    </style:style>
    <style:style style:name="T295" style:family="text">
      <style:text-properties fo:color="#000000" fo:font-weight="normal" officeooo:rsid="006d74d4" style:font-weight-asian="normal" style:font-weight-complex="normal"/>
    </style:style>
    <style:style style:name="T296" style:family="text">
      <style:text-properties fo:color="#000000" fo:font-weight="normal" officeooo:rsid="0075fcb6" style:font-weight-asian="normal" style:font-weight-complex="normal"/>
    </style:style>
    <style:style style:name="T297" style:family="text">
      <style:text-properties fo:color="#000000" fo:font-weight="normal" officeooo:rsid="00760242" style:font-weight-asian="normal" style:font-weight-complex="normal"/>
    </style:style>
    <style:style style:name="T298" style:family="text">
      <style:text-properties fo:color="#000000" fo:font-weight="normal" officeooo:rsid="00776207" style:font-weight-asian="normal" style:font-weight-complex="normal"/>
    </style:style>
    <style:style style:name="T299" style:family="text">
      <style:text-properties fo:color="#000000" fo:font-weight="normal" officeooo:rsid="007cb412" style:font-weight-asian="normal" style:font-weight-complex="normal"/>
    </style:style>
    <style:style style:name="T300" style:family="text">
      <style:text-properties fo:color="#000000" fo:font-weight="normal" officeooo:rsid="00b3093f" style:font-weight-asian="normal" style:font-weight-complex="normal"/>
    </style:style>
    <style:style style:name="T301" style:family="text">
      <style:text-properties fo:color="#000000" fo:font-weight="normal" officeooo:rsid="00809cd2" style:font-weight-asian="normal" style:font-weight-complex="normal"/>
    </style:style>
    <style:style style:name="T30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03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04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05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06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07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08" style:family="text">
      <style:text-properties fo:color="#000000" fo:font-weight="normal" officeooo:rsid="0078239f" fo:background-color="transparent" loext:char-shading-value="0"/>
    </style:style>
    <style:style style:name="T309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10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11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12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13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14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15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16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17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18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19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20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21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22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23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24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25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26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27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28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29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30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31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32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33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34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35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36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3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3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39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40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41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42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43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44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45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46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47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348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49" style:family="text">
      <style:text-properties fo:color="#000000" style:font-name="Liberation Mono" fo:font-size="10pt" officeooo:rsid="00441a36" style:font-size-asian="10pt" style:font-size-complex="10pt"/>
    </style:style>
    <style:style style:name="T350" style:family="text">
      <style:text-properties fo:color="#000000" style:font-name="Liberation Mono" fo:font-size="10pt" officeooo:rsid="001fc096" style:font-size-asian="10pt" style:font-size-complex="10pt"/>
    </style:style>
    <style:style style:name="T351" style:family="text">
      <style:text-properties fo:color="#000000" style:font-name="Liberation Mono" fo:font-size="10pt" officeooo:rsid="013c4ccc" style:font-size-asian="10pt" style:font-size-complex="10pt"/>
    </style:style>
    <style:style style:name="T352" style:family="text">
      <style:text-properties fo:color="#000000" style:font-name="Liberation Mono" fo:font-size="10pt" officeooo:rsid="004762bf" style:font-size-asian="10pt" style:font-size-complex="10pt"/>
    </style:style>
    <style:style style:name="T353" style:family="text">
      <style:text-properties fo:color="#000000" style:font-name="Liberation Mono" fo:font-size="10pt" officeooo:rsid="0097e6d5" style:font-size-asian="10pt" style:font-size-complex="10pt"/>
    </style:style>
    <style:style style:name="T354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55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56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57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58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359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6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6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6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6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64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65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366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367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368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369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370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71" style:family="text">
      <style:text-properties fo:color="#000000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372" style:family="text">
      <style:text-properties fo:color="#000000" fo:font-weight="bold" style:font-weight-asian="bold" style:font-weight-complex="bold"/>
    </style:style>
    <style:style style:name="T373" style:family="text">
      <style:text-properties fo:color="#000000" fo:font-weight="bold" officeooo:rsid="006fa105" style:font-weight-asian="bold" style:font-weight-complex="bold"/>
    </style:style>
    <style:style style:name="T374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75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76" style:family="text">
      <style:text-properties officeooo:rsid="003610d6"/>
    </style:style>
    <style:style style:name="T377" style:family="text">
      <style:text-properties officeooo:rsid="0018503b"/>
    </style:style>
    <style:style style:name="T378" style:family="text">
      <style:text-properties officeooo:rsid="001a3cf0"/>
    </style:style>
    <style:style style:name="T379" style:family="text">
      <style:text-properties officeooo:rsid="001de34a"/>
    </style:style>
    <style:style style:name="T380" style:family="text">
      <style:text-properties officeooo:rsid="001fc096"/>
    </style:style>
    <style:style style:name="T381" style:family="text">
      <style:text-properties officeooo:rsid="005bab04"/>
    </style:style>
    <style:style style:name="T382" style:family="text">
      <style:text-properties fo:background-color="transparent" loext:char-shading-value="0"/>
    </style:style>
    <style:style style:name="T383" style:family="text">
      <style:text-properties officeooo:rsid="00809cd2" fo:background-color="transparent" loext:char-shading-value="0"/>
    </style:style>
    <style:style style:name="T384" style:family="text">
      <style:text-properties officeooo:rsid="00b3093f" fo:background-color="transparent" loext:char-shading-value="0"/>
    </style:style>
    <style:style style:name="T385" style:family="text">
      <style:text-properties officeooo:rsid="00d18a81" fo:background-color="transparent" loext:char-shading-value="0"/>
    </style:style>
    <style:style style:name="T386" style:family="text">
      <style:text-properties officeooo:rsid="002542ea"/>
    </style:style>
    <style:style style:name="T387" style:family="text">
      <style:text-properties officeooo:rsid="00272843"/>
    </style:style>
    <style:style style:name="T388" style:family="text">
      <style:text-properties officeooo:rsid="00312987"/>
    </style:style>
    <style:style style:name="T389" style:family="text">
      <style:text-properties officeooo:rsid="00340f3c"/>
    </style:style>
    <style:style style:name="T390" style:family="text">
      <style:text-properties officeooo:rsid="00350715"/>
    </style:style>
    <style:style style:name="T391" style:family="text">
      <style:text-properties officeooo:rsid="0037ce57"/>
    </style:style>
    <style:style style:name="T392" style:family="text">
      <style:text-properties officeooo:rsid="003a5645"/>
    </style:style>
    <style:style style:name="T393" style:family="text">
      <style:text-properties officeooo:rsid="003c29b2"/>
    </style:style>
    <style:style style:name="T394" style:family="text">
      <style:text-properties officeooo:rsid="003e68df"/>
    </style:style>
    <style:style style:name="T395" style:family="text">
      <style:text-properties officeooo:rsid="00439f73"/>
    </style:style>
    <style:style style:name="T396" style:family="text">
      <style:text-properties officeooo:rsid="004cdc3c"/>
    </style:style>
    <style:style style:name="T397" style:family="text">
      <style:text-properties officeooo:rsid="004d38ad"/>
    </style:style>
    <style:style style:name="T398" style:family="text">
      <style:text-properties officeooo:rsid="00521871"/>
    </style:style>
    <style:style style:name="T399" style:family="text">
      <style:text-properties officeooo:rsid="00565a4a"/>
    </style:style>
    <style:style style:name="T400" style:family="text">
      <style:text-properties officeooo:rsid="0057b4fc"/>
    </style:style>
    <style:style style:name="T401" style:family="text">
      <style:text-properties style:font-weight-asian="bold" style:font-weight-complex="bold"/>
    </style:style>
    <style:style style:name="T402" style:family="text">
      <style:text-properties officeooo:rsid="005fdf30" style:font-weight-asian="bold" style:font-weight-complex="bold"/>
    </style:style>
    <style:style style:name="T403" style:family="text">
      <style:text-properties officeooo:rsid="004e98d7"/>
    </style:style>
    <style:style style:name="T404" style:family="text">
      <style:text-properties officeooo:rsid="006129dd"/>
    </style:style>
    <style:style style:name="T405" style:family="text">
      <style:text-properties officeooo:rsid="00655b03"/>
    </style:style>
    <style:style style:name="T406" style:family="text">
      <style:text-properties officeooo:rsid="0066a86f"/>
    </style:style>
    <style:style style:name="T407" style:family="text">
      <style:text-properties officeooo:rsid="006973e8"/>
    </style:style>
    <style:style style:name="T408" style:family="text">
      <style:text-properties officeooo:rsid="00804fd0"/>
    </style:style>
    <style:style style:name="T409" style:family="text">
      <style:text-properties officeooo:rsid="00b3093f"/>
    </style:style>
    <style:style style:name="T410" style:family="text">
      <style:text-properties officeooo:rsid="0080db45"/>
    </style:style>
    <style:style style:name="T411" style:family="text">
      <style:text-properties officeooo:rsid="008315fe"/>
    </style:style>
    <style:style style:name="T412" style:family="text">
      <style:text-properties officeooo:rsid="008ce52c"/>
    </style:style>
    <style:style style:name="T413" style:family="text">
      <style:text-properties officeooo:rsid="008fc3c9"/>
    </style:style>
    <style:style style:name="T414" style:family="text">
      <style:text-properties officeooo:rsid="00927013"/>
    </style:style>
    <style:style style:name="T415" style:family="text">
      <style:text-properties officeooo:rsid="009b077e"/>
    </style:style>
    <style:style style:name="T416" style:family="text">
      <style:text-properties officeooo:rsid="00a0a8b6"/>
    </style:style>
    <style:style style:name="T417" style:family="text">
      <style:text-properties officeooo:rsid="00a6c7e0"/>
    </style:style>
    <style:style style:name="T418" style:family="text">
      <style:text-properties officeooo:rsid="00b13534"/>
    </style:style>
    <style:style style:name="T419" style:family="text">
      <style:text-properties officeooo:rsid="00b15a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20"><text:span text:style-name="T8">-</text:span><text:span text:style-name="T9">&gt; </text:span><text:span text:style-name="T8">// </text:span>- single line comments</text:p>
      <text:p text:style-name="P120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120"><text:span text:style-name="T8">-</text:span><text:span text:style-name="T11">&gt; int main() {... </text:span><text:span text:style-name="T12">return 0;</text:span><text:span text:style-name="T11">} </text:span><text:span text:style-name="T126">- starting point of program execution.</text:span></text:p>
      <text:p text:style-name="P5"><text:span text:style-name="T10">-&gt; sizeof() </text:span><text:span text:style-name="T1">- </text:span>Yields the size in bytes of the object representation of type</text:p>
      <text:p text:style-name="Preformatted_20_Text"><text:tab/><text:span text:style-name="T134">sizeof(int)<text:tab/></text:span><text:span text:style-name="T264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27"> - defining namespace</text:span></text:p>
      <text:p text:style-name="Preformatted_20_Text"><text:tab/><text:span text:style-name="T133">using namespace std;</text:span></text:p>
      <text:p text:style-name="P15"><text:span text:style-name="T13">-</text:span><text:span text:style-name="T14">&gt; using …;</text:span><text:span text:style-name="T172"> - enable to specify only what you need</text:span></text:p>
      <text:p text:style-name="Preformatted_20_Text"><text:span text:style-name="T276"><text:tab/></text:span><text:span text:style-name="T135">using std::cin;</text:span></text:p>
      <text:p text:style-name="Preformatted_20_Text"><text:span text:style-name="T8">-</text:span><text:span text:style-name="T15">&gt; </text:span><text:span text:style-name="T71">&lt;&lt;</text:span><text:span text:style-name="T15"> </text:span><text:span text:style-name="T173">- insertion operator</text:span></text:p>
      <text:p text:style-name="Preformatted_20_Text"><text:span text:style-name="T8">-</text:span><text:span text:style-name="T15">&gt; &gt;&gt;</text:span><text:span text:style-name="T173"> - extraction operator</text:span></text:p>
      <text:p text:style-name="Preformatted_20_Text"><text:span text:style-name="T8">-</text:span><text:span text:style-name="T22">&gt; const</text:span><text:span text:style-name="T378"> – declare constant variable, function</text:span></text:p>
      <text:p text:style-name="Preformatted_20_Text"><text:tab/><text:span text:style-name="T132">const int months_in_year {12};</text:span></text:p>
      <text:p text:style-name="P122"><text:span text:style-name="T56">-</text:span><text:span text:style-name="T57">&gt; </text:span><text:span text:style-name="T58">static_cast&lt;data_type&gt;(variable)</text:span><text:span text:style-name="T381"> - </text:span>e<text:span text:style-name="T381">xplicit type casting</text:span></text:p>
      <text:p text:style-name="P122"><text:tab/><text:span text:style-name="T128">num3 = </text:span><text:span text:style-name="T129">static_cast&lt;double&gt;(num1)</text:span><text:span text:style-name="T128"> / num2</text:span></text:p>
      <text:p text:style-name="P118"><text:span text:style-name="T8">-</text:span><text:span text:style-name="T26">&gt; !, &amp;&amp;, ||</text:span><text:span text:style-name="T387"> - logical operators: not, and, or</text:span></text:p>
      <text:p text:style-name="P17"><text:tab/><text:span text:style-name="T149">w</text:span><text:span text:style-name="T150">ithin_bounds = (num &gt; lower &amp;&amp; num &lt; upper)</text:span><text:span text:style-name="T196"> -</text:span><text:span text:style-name="T197"> important parenthesis </text:span><text:span text:style-name="T198">for <text:tab/><text:tab/>logical expressions</text:span></text:p>
      <text:p text:style-name="P17"><text:span text:style-name="T79">-</text:span><text:span text:style-name="T102">&gt; &amp;&amp; &gt; || </text:span><text:span text:style-name="T209">- &amp;&amp; has precedence over ||, this means that parentheses are placed <text:tab/>to evaluate what would be evaluated together.</text:span></text:p>
      <text:p text:style-name="P151"/>
      <text:p text:style-name="P17"><text:span text:style-name="T79">-</text:span><text:span text:style-name="T81">&gt; if, else if, else</text:span><text:span text:style-name="T200"> – conditionals</text:span></text:p>
      <text:p text:style-name="P57"><text:tab/>if (expr) {...;}</text:p>
      <text:p text:style-name="P57"><text:tab/>else if (expr) {...;}</text:p>
      <text:p text:style-name="P58"><text:tab/>else {...;}</text:p>
      <text:p text:style-name="P19"><text:span text:style-name="T74">-</text:span><text:span text:style-name="T83">&gt; </text:span><text:span text:style-name="T84">(cond_expr) ? expr1 : expr2</text:span><text:span text:style-name="T202"> - </text:span><text:span text:style-name="T203">short form of ‘if’ statement</text:span></text:p>
      <text:p text:style-name="P54"><text:span text:style-name="T203"><text:tab/></text:span><text:span text:style-name="T202">cout &lt;&lt; num &lt;&lt; " is " &lt;&lt; ( (num %2 ==0) ? "even" : "odd" <text:s/>) &lt;&lt; endl;</text:span></text:p>
      <text:p text:style-name="P18"><text:span text:style-name="T79">-</text:span><text:span text:style-name="T82">&gt; switch </text:span><text:span text:style-name="T184">–</text:span><text:span text:style-name="T201"> used for multiply if statements</text:span></text:p>
      <text:p text:style-name="P106"><text:span text:style-name="T5"><text:tab/>switch</text:span>(expression) {</text:p>
      <text:p text:style-name="P107"><text:tab/> <text:s text:c="2"/><text:tab/><text:span text:style-name="T5">case</text:span> constant-expression:</text:p>
      <text:p text:style-name="P107"><text:s text:c="6"/><text:tab/><text:tab/>statement(s);</text:p>
      <text:p text:style-name="P107"><text:s text:c="6"/><text:tab/><text:tab/><text:span text:style-name="T5">break</text:span>; <text:tab/>//optional</text:p>
      <text:p text:style-name="P107"><text:s text:c="3"/><text:tab/><text:tab/>// you can have any number of case statements.</text:p>
      <text:p text:style-name="P107"><text:s text:c="3"/><text:tab/><text:tab/><text:span text:style-name="T5">default</text:span>: <text:tab/><text:tab/>//Optional</text:p>
      <text:p text:style-name="P107"><text:s text:c="6"/><text:tab/><text:tab/>statement(s);<text:tab/>}</text:p>
      <text:p text:style-name="P18"><text:span text:style-name="T79">-</text:span><text:span text:style-name="T80">&gt; for (int i = 0; i &lt; n; i++){...;}</text:span><text:span text:style-name="T199"> - basic for loop</text:span></text:p>
      <text:p text:style-name="P109"><text:tab/>for (int i {1}<text:span text:style-name="T5">,</text:span> j {5} ; i &lt;= 5; ++i<text:span text:style-name="T5">,</text:span> ++j) {</text:p>
      <text:p text:style-name="P109"><text:tab/><text:tab/>cout &lt;&lt; i &lt;&lt; “ * “ &lt;&lt; j &lt;&lt; “ : “ &lt;&lt; (i * j) &lt;&lt; endl;</text:p>
      <text:p text:style-name="P111"><text:tab/>}</text:p>
      <text:p text:style-name="P73"><text:span text:style-name="T85">-</text:span><text:span text:style-name="T86">&gt; </text:span><text:span text:style-name="T87">for (var_type var_name: sequence) {...;</text:span><text:span text:style-name="T72">}</text:span><text:span text:style-name="T175"> - range-based for loops</text:span></text:p>
      <text:p text:style-name="P55"><text:span text:style-name="T175"><text:tab/></text:span><text:span text:style-name="T176">for (</text:span><text:span text:style-name="T181">auto</text:span><text:span text:style-name="T177">/</text:span><text:span text:style-name="T182">int</text:span><text:span text:style-name="T176"> score : scores) </text:span></text:p>
      <text:p text:style-name="P66"><text:tab/><text:tab/>cout &lt;&lt; score &lt;&lt; endl;</text:p>
      <text:p text:style-name="P32"><text:tab/>If the values stored in the range are expensive to copy, you may want to <text:tab/>use const auto &amp;val.</text:p>
      <text:p text:style-name="P72"><text:span text:style-name="T175"><text:tab/></text:span><text:span text:style-name="T176">for (</text:span><text:span text:style-name="T183">const</text:span><text:span text:style-name="T179"> </text:span><text:span text:style-name="T181">auto</text:span><text:span text:style-name="T176"> </text:span><text:span text:style-name="T180">&amp;</text:span><text:span text:style-name="T179">val</text:span><text:span text:style-name="T176"> : </text:span><text:span text:style-name="T179">values</text:span><text:span text:style-name="T176">) </text:span></text:p>
      <text:p text:style-name="P67"><text:tab/><text:tab/>cout &lt;&lt; <text:span text:style-name="T417">val</text:span> &lt;&lt; endl;<text:tab/></text:p>
      <text:p text:style-name="P74"><text:span text:style-name="T85">-</text:span><text:span text:style-name="T88">&gt; </text:span><text:span text:style-name="T89">while (expression) {...;</text:span><text:span text:style-name="T88">}</text:span><text:span text:style-name="T237"> </text:span><text:span text:style-name="T321">- basic while loop</text:span></text:p>
      <text:p text:style-name="P74"><text:span text:style-name="T88">-&gt; </text:span><text:span text:style-name="T90">do {...;</text:span><text:span text:style-name="T88">} while (expression);</text:span><text:span text:style-name="T321"> - basic do-while loop</text:span></text:p>
      <text:p text:style-name="P56"><text:span text:style-name="T196"><text:tab/></text:span><text:span text:style-name="T204">int number {};</text:span></text:p>
      <text:p text:style-name="P110"><text:tab/><text:tab/>do {</text:p>
      <text:p text:style-name="P110"><text:tab/><text:tab/><text:tab/>cout &lt;&lt; “Enter an integer between 1 and 5: “;</text:p>
      <text:p text:style-name="P110"><text:tab/><text:tab/><text:tab/>cin &gt;&gt; number;</text:p>
      <text:p text:style-name="P59"><text:tab/><text:tab/>} while (number &lt;= 1 || number &gt;= 5);</text:p>
      <text:p text:style-name="P20"><text:span text:style-name="T8">-</text:span><text:span text:style-name="T28">&gt; abs()</text:span><text:span text:style-name="T390"> - return absolute value</text:span></text:p>
      <text:p text:style-name="P20"><text:tab/><text:span text:style-name="T167">int n = std::abs(-10);</text:span></text:p>
      <text:p text:style-name="P20"><text:span text:style-name="T8">-</text:span><text:span text:style-name="T32">&gt; (int)c / (char)n </text:span><text:span text:style-name="T394">– conversion betwee</text:span><text:span text:style-name="T223">n int and char </text:span><text:span text:style-name="T224">for letters eg. ‘a’</text:span></text:p>
      <text:p text:style-name="P142"><text:tab/>int n = (int)arr[i] + 1;</text:p>
      <text:p text:style-name="P143"><text:soft-page-break/><text:tab/>char c = (char)n;</text:p>
      <text:p text:style-name="P22"><text:span text:style-name="T8">-</text:span><text:span text:style-name="T38">&gt; (int)a – int(‘0’)</text:span><text:span text:style-name="T400"> – conversion from character digits to int (trick), if ‘a’ <text:tab/>is a digit between 0-9</text:span></text:p>
      <text:p text:style-name="P49"><text:span text:style-name="T382">-</text:span><text:span text:style-name="T383">&gt; </text:span><text:span text:style-name="T384">r</text:span><text:span text:style-name="T385">eturn_type</text:span><text:span text:style-name="T384"> function_name(parameters) </text:span><text:span text:style-name="T409">{<text:tab/><text:tab/></text:span><text:span text:style-name="T300">- </text:span><text:span text:style-name="T301">regular function</text:span></text:p>
      <text:p text:style-name="P147"><text:tab/>statements(s);</text:p>
      <text:p text:style-name="P147"><text:tab/>return 0;<text:span text:style-name="T382">}</text:span></text:p>
      <text:p text:style-name="P93"><text:span text:style-name="T85">-</text:span><text:span text:style-name="T93">&gt; </text:span><text:span text:style-name="T94">void function_name(</text:span><text:span text:style-name="T93">parameters</text:span><text:span text:style-name="T94">) {<text:tab/><text:tab/><text:tab/><text:tab/></text:span><text:span text:style-name="T324">- </text:span><text:span text:style-name="T316">void</text:span><text:span text:style-name="T325"> function</text:span></text:p>
      <text:p text:style-name="P147"><text:tab/>statements(s);</text:p>
      <text:p text:style-name="P147"><text:tab/>return; // optional}</text:p>
      <text:p text:style-name="P149"><text:span text:style-name="T94">-</text:span><text:span text:style-name="T98">&gt; int multiply(int a, int b = 1); </text:span><text:span text:style-name="T347">default values must be specified in function <text:tab/>declaration</text:span></text:p>
      <text:p text:style-name="P148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410">function prototype</text:span></text:p>
      <text:p text:style-name="P34"><text:span text:style-name="T7">-</text:span><text:span text:style-name="T123">&gt; </text:span><text:span text:style-name="T113">void scale_number(int &amp;num);</text:span><text:span text:style-name="T205"> - </text:span><text:span text:style-name="T206">pass by reference</text:span></text:p>
      <text:p text:style-name="P8"><text:span text:style-name="T7">-</text:span><text:span text:style-name="T124">&gt; static </text:span><text:span text:style-name="T411">–</text:span><text:span text:style-name="T270"> variable declared with keyword static preserves its value between <text:tab/>function calls</text:span></text:p>
      <text:p text:style-name="P9"><text:span text:style-name="T270"><text:tab/></text:span><text:span text:style-name="T151">static int value {10};</text:span></text:p>
      <text:p text:style-name="P10"><text:span text:style-name="T7">-</text:span><text:span text:style-name="T125">&gt; inline </text:span><text:span text:style-name="T271">- </text:span><text:span text:style-name="T207">suggest to the compiler to compile </text:span><text:span text:style-name="T208">function</text:span><text:span text:style-name="T207"> ‘inline’</text:span></text:p>
      <text:p text:style-name="P10"><text:tab/><text:span text:style-name="T165">inline</text:span><text:span text:style-name="T152"> int add_number(int a, int b) {...;</text:span><text:span text:style-name="T153">}</text:span><text:tab/></text:p>
      <text:p text:style-name="P150"><text:span text:style-name="T99">-</text:span><text:span text:style-name="T100">&gt; </text:span><text:span text:style-name="T101">nullptr</text:span><text:span text:style-name="T99">;</text:span><text:span text:style-name="T334"> - </text:span><text:span text:style-name="T336">a</text:span><text:span text:style-name="T335"> keyword denoting a null pointer constant. It can be converted to <text:tab/>any pointer or pointer-to-member type, yielding a null pointer of the <text:tab/>resulting type.</text:span></text:p>
      <text:p text:style-name="P8"/>
      <text:p text:style-name="P35">0) class:</text:p>
      <text:p text:style-name="P14"><text:span text:style-name="T7">-&gt; this </text:span><text:span text:style-name="T263">- is a pointer to the instance of the class on which the</text:span></text:p>
      <text:p text:style-name="P152"><text:tab/>function was called. this cannot be used in a static member function.</text:p>
      <text:p text:style-name="P8"/>
      <text:p text:style-name="P8">1) variables:</text:p>
      <text:p text:style-name="P36"/>
      <text:p text:style-name="P113"><text:span text:style-name="T18">-</text:span><text:span text:style-name="T19">&gt; </text:span><text:span text:style-name="T18">int age;</text:span><text:span text:style-name="T259"> - uninitiliazed </text:span><text:span text:style-name="T260">(not a good practice)</text:span></text:p>
      <text:p text:style-name="P112"><text:span text:style-name="T19">-&gt; </text:span><text:span text:style-name="T18">int age = 21; </text:span><text:span text:style-name="T259">- C-like initilization</text:span></text:p>
      <text:p text:style-name="P112"><text:span text:style-name="T18">-</text:span><text:span text:style-name="T19">&gt; </text:span><text:span text:style-name="T18">int age (21); </text:span><text:span text:style-name="T259">- Constructor initilization</text:span></text:p>
      <text:p text:style-name="P112"><text:span text:style-name="T18">-</text:span><text:span text:style-name="T19">&gt; </text:span><text:span text:style-name="T18">int age {21}; </text:span><text:span text:style-name="T259">- c++11 list initilization syntax; helps to catch an error, <text:tab/></text:span><text:span text:style-name="T147">recommended</text:span><text:span text:style-name="T259"> <text:tab/></text:span></text:p>
      <text:p text:style-name="P115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115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115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115"><text:span text:style-name="T8">-</text:span><text:span text:style-name="T19">&gt; </text:span><text:span text:style-name="T8">unsigned/signed long long int </text:span><text:span text:style-name="T276"># at least 64 bits</text:span></text:p>
      <text:p text:style-name="P114"><text:span text:style-name="T8">-</text:span><text:span text:style-name="T19">&gt; </text:span><text:span text:style-name="T8">float</text:span> – 7 decimal digits</text:p>
      <text:p text:style-name="P113"><text:span text:style-name="T20">-</text:span><text:span text:style-name="T19">&gt; </text:span><text:span text:style-name="T20">double</text:span><text:span text:style-name="T376"> – 15 decimal digits</text:span></text:p>
      <text:p text:style-name="P114"><text:span text:style-name="T8">-</text:span><text:span text:style-name="T19">&gt; </text:span><text:span text:style-name="T8">long double</text:span><text:span text:style-name="T7"> </text:span>– 19 decimal digits</text:p>
      <text:p text:style-name="P114"><text:span text:style-name="T8">-</text:span><text:span text:style-name="T21">&gt; bool </text:span><text:span text:style-name="T377">– true/false</text:span></text:p>
      <text:p text:style-name="Preformatted_20_Text"/>
      <text:p text:style-name="P13">2) pointers:</text:p>
      <text:p text:style-name="Preformatted_20_Text"/>
      <text:p text:style-name="P95">-<text:span text:style-name="T412">&gt; </text:span><text:span text:style-name="Source_20_Text"><text:span text:style-name="T154">type *name </text:span></text:span><text:span text:style-name="Source_20_Text"><text:span text:style-name="T155">{nullptr}</text:span></text:span><text:span text:style-name="Source_20_Text"><text:span text:style-name="T154">; - </text:span></text:span><text:span text:style-name="Source_20_Text"><text:span text:style-name="T156">pointer declaration</text:span></text:span></text:p>
      <text:p text:style-name="P95"><text:span text:style-name="Source_20_Text"><text:span text:style-name="T156"><text:tab/></text:span></text:span><text:span text:style-name="Variable"><text:span text:style-name="T238">char</text:span></text:span><text:span text:style-name="Source_20_Text"><text:span text:style-name="T238"> *</text:span></text:span><text:span text:style-name="Source_20_Text"><text:span text:style-name="T248">c</text:span></text:span><text:span text:style-name="Source_20_Text"><text:span text:style-name="T238"> </text:span></text:span><text:span text:style-name="Source_20_Text"><text:span text:style-name="T239">{</text:span></text:span><text:span text:style-name="Source_20_Text"><text:span text:style-name="T228">nullptr</text:span></text:span><text:span text:style-name="Source_20_Text"><text:span text:style-name="T239">}</text:span></text:span><text:span text:style-name="Source_20_Text"><text:span text:style-name="T238">; - points to nowhere</text:span></text:span></text:p>
      <text:p text:style-name="P95"><text:span text:style-name="Source_20_Text"><text:span text:style-name="T238"><text:tab/>int *num; - </text:span></text:span><text:span text:style-name="Source_20_Text"><text:span text:style-name="T328">uninitiliazed pointer points to ‘garbage data’</text:span></text:span></text:p>
      <text:p text:style-name="P95"><text:span text:style-name="Source_20_Text"><text:span text:style-name="T328"><text:tab/></text:span></text:span><text:span text:style-name="Variable"><text:span text:style-name="T240">double</text:span></text:span><text:span text:style-name="Source_20_Text"><text:span text:style-name="T240"> *decimals </text:span></text:span><text:span text:style-name="Source_20_Text"><text:span text:style-name="T239">{}</text:span></text:span><text:span text:style-name="Source_20_Text"><text:span text:style-name="T240">;</text:span></text:span><text:span text:style-name="Source_20_Text"><text:span text:style-name="T328"> - initialized pointer, points to 0</text:span></text:span></text:p>
      <text:p text:style-name="P96"><text:span text:style-name="Source_20_Text"><text:span text:style-name="T328"><text:tab/></text:span></text:span><text:span text:style-name="Source_20_Text"><text:span text:style-name="T241">int *num2_ptr {&amp;num2};<text:tab/><text:tab/></text:span></text:span><text:span text:style-name="Source_20_Text"><text:span text:style-name="T329">// </text:span></text:span><text:span text:style-name="Source_20_Text"><text:span text:style-name="T328">pointer to num2</text:span></text:span></text:p>
      <text:p text:style-name="P95"><text:span text:style-name="Source_20_Text"><text:span text:style-name="T156">-&gt; *ptr; - pointer dereferencing</text:span></text:span></text:p>
      <text:p text:style-name="P96"><text:span text:style-name="Source_20_Text"><text:span text:style-name="T156"><text:tab/></text:span></text:span><text:span text:style-name="Source_20_Text"><text:span text:style-name="T229">(*ptr).</text:span></text:span><text:span text:style-name="Source_20_Text"><text:span text:style-name="T242">at(0) = 5;</text:span></text:span></text:p>
      <text:p text:style-name="P96"><text:span text:style-name="Source_20_Text"><text:span text:style-name="T242"><text:tab/></text:span></text:span><text:span text:style-name="Source_20_Text"><text:span text:style-name="T229">ptr-&gt;</text:span></text:span><text:span text:style-name="Source_20_Text"><text:span text:style-name="T242">at(1) = 10;</text:span></text:span></text:p>
      <text:p text:style-name="P96"><text:span text:style-name="Source_20_Text"><text:span text:style-name="T156">-</text:span></text:span><text:span text:style-name="Source_20_Text"><text:span text:style-name="T157">&gt; </text:span></text:span><text:span text:style-name="Source_20_Text"><text:span text:style-name="T241">num2_ptr = nullptr; </text:span></text:span><text:span text:style-name="Source_20_Text"><text:span text:style-name="T329"><text:s text:c="11"/></text:span></text:span><text:span text:style-name="Source_20_Text"><text:span text:style-name="T355">// 'nulling out' the pointer</text:span></text:span></text:p>
      <text:p text:style-name="P95"><text:span text:style-name="Source_20_Text"><text:span text:style-name="T156">-</text:span></text:span><text:span text:style-name="Source_20_Text"><text:span text:style-name="T157">&gt; dynamic memory allocation with ‘new’ and ‘delete’</text:span></text:span></text:p>
      <text:p text:style-name="P96"><text:span text:style-name="Source_20_Text"><text:span text:style-name="T157"><text:tab/></text:span></text:span><text:span text:style-name="Source_20_Text"><text:span text:style-name="T243">int *int_ptr {nullptr};<text:tab/><text:tab/></text:span></text:span></text:p>
      <text:p text:style-name="P96"><text:span text:style-name="Source_20_Text"><text:span text:style-name="T243"><text:tab/>int_ptr = </text:span></text:span><text:span text:style-name="Source_20_Text"><text:span text:style-name="T230">new</text:span></text:span><text:span text:style-name="Source_20_Text"><text:span text:style-name="T243"> int;<text:tab/><text:tab/><text:tab/></text:span></text:span><text:span text:style-name="Source_20_Text"><text:span text:style-name="T330">// allocating an int on the heap</text:span></text:span></text:p>
      <text:p text:style-name="P96"><text:tab/><text:span text:style-name="T231">delete</text:span><text:span text:style-name="T244"> int_ptr;</text:span><text:span text:style-name="T331"><text:tab/><text:tab/><text:tab/><text:tab/>// frees the allocated storage</text:span></text:p>
      <text:p text:style-name="P97"><text:span text:style-name="T331">-</text:span><text:span text:style-name="T332">&gt; </text:span><text:span text:style-name="Source_20_Text"><text:span text:style-name="T157">dynamic memory allocation </text:span></text:span><text:span text:style-name="Source_20_Text"><text:span text:style-name="T161">for an array</text:span></text:span></text:p>
      <text:p text:style-name="P97"><text:span text:style-name="Source_20_Text"><text:span text:style-name="T161"><text:tab/></text:span></text:span><text:span text:style-name="Source_20_Text"><text:span text:style-name="T249">int *array_ptr {nullptr};</text:span></text:span></text:p>
      <text:p text:style-name="P97"><text:span text:style-name="Source_20_Text"><text:span text:style-name="T249"><text:tab/></text:span></text:span><text:span text:style-name="Source_20_Text"><text:span text:style-name="T235">array_ptr = new int[size]</text:span></text:span><text:span text:style-name="Source_20_Text"><text:span text:style-name="T249">;</text:span></text:span><text:span text:style-name="Source_20_Text"><text:span text:style-name="T317"><text:tab/><text:tab/>// allocate array on the heap</text:span></text:span></text:p>
      <text:p text:style-name="P97"><text:span text:style-name="Source_20_Text"><text:span text:style-name="T236"><text:tab/>delete</text:span></text:span><text:span text:style-name="Source_20_Text"><text:span text:style-name="T250"> </text:span></text:span><text:span text:style-name="Source_20_Text"><text:span text:style-name="T236">[]</text:span></text:span><text:span text:style-name="Source_20_Text"><text:span text:style-name="T250"> </text:span></text:span><text:span text:style-name="Source_20_Text"><text:span text:style-name="T236">array_ptr</text:span></text:span><text:span text:style-name="Source_20_Text"><text:span text:style-name="T250">;</text:span></text:span><text:span text:style-name="Source_20_Text"><text:span text:style-name="T318"><text:tab/><text:tab/><text:tab/>// frees allocated storage</text:span></text:span></text:p>
      <text:p text:style-name="P98"><text:span text:style-name="T331">-</text:span><text:span text:style-name="T333">&gt; </text:span><text:span text:style-name="T232">const</text:span><text:span text:style-name="T245"> int *score_ptr {&amp;high_score}; - </text:span><text:span text:style-name="T364">pointers to constant</text:span></text:p>
      <text:p text:style-name="P99"><text:soft-page-break/><text:span text:style-name="T362">-</text:span><text:span text:style-name="T363">&gt; </text:span><text:span text:style-name="T251">int </text:span><text:span text:style-name="T253">*const</text:span><text:span text:style-name="T251"> score_ptr {&amp;high_score}; - </text:span><text:span text:style-name="T252">constant pointer </text:span></text:p>
      <text:p text:style-name="P96"><text:span text:style-name="T331">-</text:span><text:span text:style-name="T333">&gt; passing pointers to a function (pass-by reference)</text:span></text:p>
      <text:p text:style-name="P98"><text:span text:style-name="T333"><text:tab/></text:span><text:span text:style-name="T246">void double_data(</text:span><text:span text:style-name="T233">int *int_ptr</text:span><text:span text:style-name="T246">) {</text:span><text:span text:style-name="T233">*int_ptr</text:span><text:span text:style-name="T246"> *= 2;</text:span><text:span text:style-name="T333">}</text:span></text:p>
      <text:p text:style-name="P96"><text:span text:style-name="T331">-</text:span><text:span text:style-name="T333">&gt; return a pointer from a function</text:span></text:p>
      <text:p text:style-name="P98"><text:span text:style-name="T333"><text:tab/></text:span><text:span text:style-name="T234">int *</text:span><text:span text:style-name="T247">create_array(size_t size, int init_value = 0);</text:span></text:p>
      <text:p text:style-name="P21"/>
      <text:p text:style-name="P11">a) climits:</text:p>
      <text:p text:style-name="P37"/>
      <text:p text:style-name="P39">-<text:span text:style-name="T379">&gt; #include &lt;climits&gt;</text:span></text:p>
      <text:p text:style-name="P37"><text:span text:style-name="T8">-&gt; INT_MIN / INT_MAX </text:span>– minimum, maximum value of variable. Other popular <text:tab/>possibilities: CHAR, SHRT, LONG)</text:p>
      <text:p text:style-name="P51"/>
      <text:p text:style-name="P51"/>
      <text:p text:style-name="P6">a) cmath:</text:p>
      <text:p text:style-name="Preformatted_20_Text"/>
      <text:p text:style-name="P38">-<text:span text:style-name="T391">&gt; #include &lt;cmath&gt;</text:span></text:p>
      <text:p text:style-name="Preformatted_20_Text"><text:span text:style-name="T73">-&gt; pow(val, pow)</text:span><text:span text:style-name="T389"> – raises to a given power</text:span></text:p>
      <text:p text:style-name="Preformatted_20_Text"><text:span text:style-name="T8">-</text:span><text:span text:style-name="T30">&gt; round(val)</text:span><text:span text:style-name="T391"> – rounds to t</text:span><text:span text:style-name="T357">he nearest int value</text:span></text:p>
      <text:p text:style-name="P23"><text:tab/><text:span text:style-name="T130">mean_val = round(mean_val * 100) / 100;</text:span></text:p>
      <text:p text:style-name="P46">-&gt; log2</text:p>
      <text:p text:style-name="P46">-&gt; sqrt</text:p>
      <text:p text:style-name="P46">-&gt; ceil</text:p>
      <text:p text:style-name="P38">-&gt; floor</text:p>
      <text:p text:style-name="P38">-&gt; sin</text:p>
      <text:p text:style-name="P38">-&gt; cos</text:p>
      <text:p text:style-name="P38">-&gt; tan</text:p>
      <text:p text:style-name="Preformatted_20_Text"><text:span text:style-name="T8">-&gt; abs</text:span><text:span text:style-name="T41">() </text:span><text:span text:style-name="T406">- return absolute value from expression</text:span></text:p>
      <text:p text:style-name="Preformatted_20_Text"><text:tab/><text:span text:style-name="T168">std::abs(a-b);</text:span></text:p>
      <text:p text:style-name="Preformatted_20_Text"><text:span text:style-name="T8">-</text:span><text:span text:style-name="T51">&gt; fmin(a, b) </text:span><text:span text:style-name="T415">– return min of two values</text:span></text:p>
      <text:p text:style-name="Preformatted_20_Text"><text:tab/><text:span text:style-name="T171">std::fmin(5, 10) <text:tab/><text:tab/><text:tab/><text:tab/><text:tab/><text:tab/><text:tab/># out: 5</text:span></text:p>
      <text:p text:style-name="Preformatted_20_Text"><text:span text:style-name="T8">-</text:span><text:span text:style-name="T51">&gt; fmax(a, b)</text:span><text:span text:style-name="T415"> – return max of two values</text:span></text:p>
      <text:p text:style-name="Preformatted_20_Text"><text:tab/><text:span text:style-name="T171">std::fmax(5, 10)<text:tab/><text:tab/><text:tab/><text:tab/><text:tab/><text:tab/><text:tab/># out: 10</text:span></text:p>
      <text:p text:style-name="Preformatted_20_Text"/>
      <text:p text:style-name="P6">b) iostream:</text:p>
      <text:p text:style-name="P52"/>
      <text:p text:style-name="P41">-<text:span text:style-name="T386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225">– insert “\n”</text:span></text:p>
      <text:p text:style-name="Preformatted_20_Text"/>
      <text:p text:style-name="P12">c) iomanip:</text:p>
      <text:p text:style-name="P119"><text:span text:style-name="T8">-</text:span><text:span text:style-name="T25">&gt; </text:span><text:span text:style-name="T8">std::boolalpha</text:span> # will display true/false</text:p>
      <text:p text:style-name="P119"><text:span text:style-name="T8">-</text:span><text:span text:style-name="T25">&gt; </text:span><text:span text:style-name="T8">std::noboolalpha</text:span><text:span text:style-name="T3"> </text:span># will display 1/0</text:p>
      <text:p text:style-name="P119"><text:span text:style-name="T8">-</text:span><text:span text:style-name="T54">&gt; std::showpos </text:span><text:span text:style-name="T418"># show plus with positive numbers</text:span></text:p>
      <text:p text:style-name="P101"><text:span text:style-name="T8">-</text:span><text:span text:style-name="T53">&gt; </text:span><text:span text:style-name="T114">std::resetiosflags</text:span><text:span text:style-name="T115">()</text:span><text:span text:style-name="T254"> </text:span><text:span text:style-name="T370">#</text:span><text:span text:style-name="T255"> </text:span><text:span text:style-name="T365">reset to default</text:span></text:p>
      <text:p text:style-name="P70"><text:span text:style-name="T214"><text:tab/></text:span><text:span text:style-name="T215">std::cout.</text:span><text:span text:style-name="T217">resetiosflags</text:span><text:span text:style-name="T215">(std::ios::</text:span><text:span text:style-name="T216">boolalpha</text:span><text:span text:style-name="T215">);</text:span></text:p>
      <text:p text:style-name="P102"><text:span text:style-name="T116">-</text:span><text:span text:style-name="T115">&gt; std::cout.setf()</text:span><text:span text:style-name="T366"> # set format flags</text:span></text:p>
      <text:p text:style-name="P154"><text:span text:style-name="T365"><text:tab/></text:span><text:span text:style-name="T166">std::cout.setf(std::ios::showpos);</text:span></text:p>
      <text:p text:style-name="P155"><text:span text:style-name="T116">-</text:span><text:span text:style-name="T115">&gt; std::cout.</text:span><text:span text:style-name="T117">un</text:span><text:span text:style-name="T115">setf()</text:span><text:span text:style-name="T366"> # </text:span><text:span text:style-name="T369">un</text:span><text:span text:style-name="T366">set format flags</text:span></text:p>
      <text:p text:style-name="P157"><text:span text:style-name="T220"><text:tab/></text:span><text:span text:style-name="T221">std::cout.unsetf(std::ios::scientific | std::ios::fixed);</text:span></text:p>
      <text:p text:style-name="Preformatted_20_Text"><text:span text:style-name="T8">-</text:span><text:span text:style-name="T54">&gt; std::dec, std::hex, std::oct </text:span><text:span text:style-name="T418">– displaying using different basis</text:span></text:p>
      <text:p text:style-name="P103"><text:tab/><text:span text:style-name="T166">std::cout &lt;&lt; std::hex &lt;&lt; num &lt;&lt; std::endl;</text:span></text:p>
      <text:p text:style-name="Preformatted_20_Text"><text:span text:style-name="T8">-</text:span><text:span text:style-name="T55">&gt; std::cout.setf()</text:span><text:span text:style-name="T419"> # set format flags</text:span></text:p>
      <text:p text:style-name="P156"><text:tab/><text:span text:style-name="T222">std::cout.setf(std::ios::showpos);</text:span></text:p>
      <text:p text:style-name="P153"><text:span text:style-name="T8">-</text:span><text:span text:style-name="T55">&gt; std::setprecision()</text:span><text:span text:style-name="T419"> # </text:span><text:span text:style-name="T367">number of digits displayed, </text:span><text:span text:style-name="T368">default </text:span><text:span text:style-name="T367">6 </text:span><text:span text:style-name="T368">for floats</text:span></text:p>
      <text:p text:style-name="P153"><text:span text:style-name="T118">-&gt; std::fixed </text:span><text:span text:style-name="T368"># </text:span><text:span text:style-name="T367">fixed to a specific number of digits after the decimal point</text:span></text:p>
      <text:p text:style-name="P156"><text:span text:style-name="T218"><text:tab/></text:span><text:span text:style-name="T219">td::cout &lt;&lt; </text:span><text:span text:style-name="T221">std::setprecision(3)</text:span><text:span text:style-name="T219"> &lt;&lt; </text:span><text:span text:style-name="T221">std::fixed</text:span><text:span text:style-name="T219">;</text:span></text:p>
      <text:p text:style-name="Preformatted_20_Text"/>
      <text:p text:style-name="P6">c) cctype:</text:p>
      <text:p text:style-name="P6"/>
      <text:p text:style-name="P38">-<text:span text:style-name="T397">&gt; #include &lt;cctype&gt;</text:span></text:p>
      <text:p text:style-name="P44">-&gt; isalnum <text:span text:style-name="T276">- </text:span><text:span text:style-name="T299">c</text:span><text:span text:style-name="T323">hecks if character is alphanumeric</text:span></text:p>
      <text:p text:style-name="Preformatted_20_Text"><text:span text:style-name="T8">-&gt; isalpha </text:span><text:span text:style-name="T276">- </text:span><text:span text:style-name="T296">ch</text:span><text:span text:style-name="T326">ecks whether </text:span><text:span text:style-name="T361">c</text:span><text:span text:style-name="T326"> is an alphabetic letter</text:span></text:p>
      <text:p text:style-name="P63"><text:tab/>std::isalpha(str[i]))</text:p>
      <text:p text:style-name="P48"><text:soft-page-break/>-&gt; isdigit –<text:span text:style-name="T276"> </text:span><text:span text:style-name="T285">checking if char is a digit, return bool</text:span></text:p>
      <text:p text:style-name="P38"><text:span text:style-name="T185">-&gt; islower –</text:span><text:span text:style-name="T319"> </text:span><text:span text:style-name="T327">checking if</text:span><text:span text:style-name="T283"> char is lowercase, return bool</text:span></text:p>
      <text:p text:style-name="P44">-&gt; ispunct <text:span text:style-name="T276">- </text:span><text:span text:style-name="T299">c</text:span><text:span text:style-name="T323">heck if character is a punctuation character</text:span></text:p>
      <text:p text:style-name="P81"><text:span text:style-name="T8">-&gt; isspace </text:span><text:span text:style-name="T276">-</text:span><text:span text:style-name="T8"> </text:span><text:span text:style-name="T283">checking if char is </text:span><text:span text:style-name="T315">a white-space</text:span><text:span text:style-name="T283">, return bool</text:span></text:p>
      <text:p text:style-name="P44">-&gt; isupper <text:span text:style-name="T276">- </text:span><text:span text:style-name="T299">c</text:span><text:span text:style-name="T319">heck</text:span><text:span text:style-name="T323">s</text:span><text:span text:style-name="T319"> if character is uppercase letter</text:span></text:p>
      <text:p text:style-name="P38">-&gt; tolower –<text:span text:style-name="T276"> </text:span><text:span text:style-name="T282">converts given char to lowercase</text:span></text:p>
      <text:p text:style-name="P38"><text:span text:style-name="T282"><text:tab/></text:span><text:span text:style-name="T137">std::tolower(‘A’)<text:tab/></text:span><text:span text:style-name="T282"><text:tab/><text:tab/><text:tab/><text:tab/><text:tab/><text:tab/><text:tab/># out: ‘a’</text:span></text:p>
      <text:p text:style-name="P85"><text:span text:style-name="T8">-&gt; toupper </text:span><text:span text:style-name="T276">- </text:span><text:span text:style-name="T282">converts given char to </text:span><text:span text:style-name="T312">uppercase</text:span></text:p>
      <text:p text:style-name="Preformatted_20_Text"/>
      <text:p text:style-name="P6">d) string:</text:p>
      <text:p text:style-name="Preformatted_20_Text"/>
      <text:p text:style-name="P38">-<text:span text:style-name="T404">&gt; #include &lt;string&gt;</text:span></text:p>
      <text:p text:style-name="Preformatted_20_Text"><text:span text:style-name="T8">-</text:span><text:span text:style-name="T49">&gt; std::string s1 {s2};</text:span><text:span text:style-name="T404"><text:tab/>- creating string s1 as a copy of s2</text:span></text:p>
      <text:p text:style-name="P92"><text:span text:style-name="T50">-</text:span><text:span text:style-name="T49">&gt; std::string s1 {s2, </text:span><text:span text:style-name="T50">3</text:span><text:span text:style-name="T49">}; </text:span><text:span text:style-name="T404">- </text:span><text:span text:style-name="T408">s1 = s2[0:3]</text:span></text:p>
      <text:p text:style-name="P33"><text:span text:style-name="T95">-</text:span><text:span text:style-name="T96">&gt; std::string s1 {s2, </text:span><text:span text:style-name="T97">1, 2</text:span><text:span text:style-name="T96">};</text:span><text:span text:style-name="T191"> - </text:span><text:span text:style-name="T190">s1 = s2[</text:span><text:span text:style-name="T192">1</text:span><text:span text:style-name="T190">:3]</text:span></text:p>
      <text:p text:style-name="Preformatted_20_Text"><text:span text:style-name="T8">-</text:span><text:span text:style-name="T49">&gt; std::string s1 = s2.substr(3, 2);</text:span><text:span text:style-name="T404"> - creating string as substring of s2</text:span></text:p>
      <text:p text:style-name="P89">-<text:span text:style-name="T8">&gt; at</text:span><text:span text:style-name="T42">() </text:span><text:span text:style-name="T295">- accesses the specified character with bounds checking </text:span></text:p>
      <text:p text:style-name="Preformatted_20_Text"><text:span text:style-name="T8">-&gt; front</text:span><text:span text:style-name="T42">() </text:span><text:span text:style-name="T295">- accesses the first character </text:span></text:p>
      <text:p text:style-name="Preformatted_20_Text"><text:span text:style-name="T8">-&gt; back() </text:span><text:span text:style-name="T372">- </text:span><text:span text:style-name="T275">accesses the </text:span><text:span text:style-name="T360">last</text:span><text:span text:style-name="T275"> character </text:span></text:p>
      <text:p text:style-name="P38">-&gt; empty<text:span text:style-name="T407">() </text:span><text:span text:style-name="T290">- check whether string is empty, return true or false</text:span></text:p>
      <text:p text:style-name="P38">-&gt; length/size<text:span text:style-name="T404">() </text:span><text:span text:style-name="T286">- return size of string</text:span></text:p>
      <text:p text:style-name="P43">-&gt; clear<text:span text:style-name="T405">()</text:span> –<text:span text:style-name="T286"> </text:span><text:span text:style-name="T288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287">- assign characters to a string</text:span></text:p>
      <text:p text:style-name="Preformatted_20_Text"><text:span text:style-name="T287"><text:tab/></text:span><text:span text:style-name="T140">s.assign(4, '=');<text:tab/></text:span><text:span text:style-name="T287"><text:tab/><text:tab/><text:tab/><text:tab/><text:tab/><text:tab/># out: “====”</text:span></text:p>
      <text:p text:style-name="Preformatted_20_Text"><text:span text:style-name="T287"><text:tab/></text:span><text:span text:style-name="T140">std::string const c("Exemplary");</text:span></text:p>
      <text:p text:style-name="Preformatted_20_Text"><text:span text:style-name="T287"><text:tab/></text:span><text:span text:style-name="T140">s.assign(c, 0, c.length()-1);<text:tab/></text:span><text:span text:style-name="T287"><text:tab/><text:tab/><text:tab/><text:tab/># out: "Exemplar"</text:span></text:p>
      <text:p text:style-name="Preformatted_20_Text"><text:span text:style-name="T8">-&gt; insert </text:span><text:span text:style-name="T276">- inserts characters</text:span></text:p>
      <text:p text:style-name="Preformatted_20_Text"><text:span text:style-name="T276"><text:tab/></text:span><text:span text:style-name="T131">s.insert(6, "a");</text:span></text:p>
      <text:p text:style-name="P42">-&gt; erase<text:span text:style-name="T189">(size_t pos = 0, size_t len = npos) </text:span><text:span text:style-name="T322">- </text:span><text:span text:style-name="T319">Erases part of the string, <text:tab/>reducing its length.</text:span></text:p>
      <text:p text:style-name="P42"><text:span text:style-name="T148"><text:tab/></text:span><text:span text:style-name="Source_20_Text"><text:span text:style-name="T148">str.erase (10,8);</text:span></text:span></text:p>
      <text:p text:style-name="P42"><text:span text:style-name="Source_20_Text"><text:span text:style-name="T148"><text:tab/>str.erase (str.begin()+5, str.end()-9);</text:span></text:span></text:p>
      <text:p text:style-name="Preformatted_20_Text"><text:span text:style-name="T8">-&gt; push_back –</text:span><text:span text:style-name="T276"> </text:span><text:span text:style-name="T291">append </text:span><text:span text:style-name="T313">character</text:span><text:span text:style-name="T291"> to </text:span><text:span text:style-name="T292">the end of</text:span><text:span text:style-name="T291"> string</text:span></text:p>
      <text:p text:style-name="Preformatted_20_Text"><text:span text:style-name="T8">-&gt; pop_back() </text:span><text:span text:style-name="T276">- removes the last character, </text:span><text:span text:style-name="T298">return none value</text:span><text:span text:style-name="T276"> </text:span></text:p>
      <text:p text:style-name="Preformatted_20_Text"><text:span text:style-name="T8">-&gt; append</text:span><text:span text:style-name="T44">(str) </text:span><text:span text:style-name="T294">-</text:span><text:span text:style-name="T346"> appends characters to the end</text:span></text:p>
      <text:p text:style-name="P61"><text:tab/>str.append("-inator ");</text:p>
      <text:p text:style-name="P38">-&gt; compare</text:p>
      <text:p text:style-name="P88"><text:span text:style-name="T8">-&gt; replace</text:span><text:span text:style-name="T46">(size_type pos, size_type count, const basic_string&amp; str)</text:span><text:span text:style-name="T8"> </text:span><text:span text:style-name="T276">- replaces <text:tab/>specified portion of a string</text:span></text:p>
      <text:p text:style-name="P69"><text:tab/>str.replace(10, 5, "red");</text:p>
      <text:p text:style-name="P79"><text:span text:style-name="T8">-&gt; substr</text:span><text:span text:style-name="T34">(</text:span><text:span text:style-name="T91">size_t pos = 0, size_t len = npos)</text:span><text:span text:style-name="T7"> </text:span>- <text:span text:style-name="T185">Returns a newly constructed <text:tab/></text:span><text:span text:style-name="Example"><text:span text:style-name="T185">string</text:span></text:span><text:span text:style-name="T185"> object with its value initialized to a copy of a substring of this <text:tab/>object. The substring is the portion of the object that starts at <text:tab/>character position </text:span><text:span text:style-name="Variable"><text:span text:style-name="T185">pos</text:span></text:span><text:span text:style-name="T185"> and spans </text:span><text:span text:style-name="Variable"><text:span text:style-name="T185">len</text:span></text:span><text:span text:style-name="T185"> characters (or until the end of the <text:tab/>string, whichever comes first).</text:span></text:p>
      <text:p text:style-name="P79"><text:span text:style-name="T162"><text:tab/></text:span><text:span text:style-name="Source_20_Text"><text:span text:style-name="T164">std::string str=</text:span></text:span><text:span text:style-name="User_20_Entry"><text:span text:style-name="T164">"We think in generalities, but we live in details."</text:span></text:span><text:span text:style-name="Source_20_Text"><text:span text:style-name="T164">;</text:span></text:span></text:p>
      <text:p text:style-name="P79"><text:span text:style-name="Source_20_Text"><text:span text:style-name="T164"><text:tab/>std::string str2 = str.substr (3,5); <text:s text:c="4"/><text:tab/><text:tab/><text:tab/></text:span></text:span><text:span text:style-name="Source_20_Text"><text:span text:style-name="T352"># out:</text:span></text:span><text:span text:style-name="Citation"><text:span text:style-name="T353"> "think"</text:span></text:span></text:p>
      <text:p text:style-name="P79"><text:span text:style-name="T8">-&gt; find</text:span><text:span text:style-name="T34">(substr)</text:span><text:span text:style-name="T8"> </text:span>- <text:span text:style-name="T185">Searches the string for the first occurrence of the sequence <text:tab/>specified by </text:span><text:span text:style-name="T187">i</text:span><text:span text:style-name="T185">ts arguments, </text:span><text:span text:style-name="T188">return size_t or std::string::npos</text:span></text:p>
      <text:p text:style-name="P79"><text:span text:style-name="T188"><text:tab/></text:span><text:span text:style-name="Source_20_Text"><text:span text:style-name="T163">std::size_t found = str.find(str2);</text:span></text:span></text:p>
      <text:p text:style-name="P79"><text:span text:style-name="T8">-</text:span><text:span text:style-name="T45">&gt; find_last_of() </text:span><text:span text:style-name="T297">- finds the last character equal to one of characters in the <text:tab/>given character sequence</text:span><text:span text:style-name="T306">.</text:span></text:p>
      <text:p text:style-name="P62"><text:tab/>link.find_last_of("/");</text:p>
      <text:p text:style-name="P79"><text:span text:style-name="T8">-&gt; rfind </text:span><text:span text:style-name="T319">- </text:span><text:span text:style-name="T310">f</text:span><text:span text:style-name="T319">ind last occurrence of content in string.</text:span></text:p>
      <text:p text:style-name="P80"><text:span text:style-name="T8">-&gt; std::string::npos </text:span><text:span text:style-name="T276">- </text:span><text:span text:style-name="T311">m</text:span><text:span text:style-name="T319">aximum value for size_t.</text:span></text:p>
      <text:p text:style-name="P38">-&gt; stoi –<text:span text:style-name="T276"> </text:span><text:span text:style-name="T289">converts string to integer</text:span></text:p>
      <text:p text:style-name="P38"><text:span text:style-name="T141"><text:tab/>std::stoi(“123”);<text:tab/></text:span><text:span text:style-name="T289"><text:tab/><text:tab/><text:tab/><text:tab/><text:tab/><text:tab/># out: 123</text:span></text:p>
      <text:p text:style-name="P38">-&gt; stol</text:p>
      <text:p text:style-name="P91"><text:span text:style-name="T8">-&gt; stof –</text:span><text:span text:style-name="T276"> </text:span><text:span text:style-name="T289">converts string to </text:span><text:span text:style-name="T314">float</text:span></text:p>
      <text:p text:style-name="P38">-&gt; stod</text:p>
      <text:p text:style-name="Preformatted_20_Text"><text:span text:style-name="T8">-&gt; to_string </text:span><text:span text:style-name="T276">- converts an integral or floating point value to </text:span><text:span text:style-name="Source_20_Text"><text:span text:style-name="T276">string</text:span></text:span></text:p>
      <text:p text:style-name="Preformatted_20_Text"><text:span text:style-name="Source_20_Text"><text:span text:style-name="T276"><text:tab/></text:span></text:span><text:span text:style-name="Source_20_Text"><text:span text:style-name="T139">std::to_string(15);</text:span></text:span></text:p>
      <text:p text:style-name="P16"><text:span text:style-name="T8">-&gt; getline</text:span><text:span text:style-name="T92">(std::cin, name, [delimiter]) </text:span><text:span text:style-name="T193">- Get line from stream into string</text:span></text:p>
      <text:p text:style-name="P68"><text:span text:style-name="T193"><text:tab/></text:span><text:span text:style-name="T194">std::</text:span><text:span text:style-name="T195">getline(cin, s1)</text:span></text:p>
      <text:p text:style-name="P71"><text:soft-page-break/></text:p>
      <text:p text:style-name="P6">e) iterator:</text:p>
      <text:p text:style-name="Preformatted_20_Text"/>
      <text:p text:style-name="P45">-<text:span text:style-name="T404">&gt; #include &lt;</text:span><text:span text:style-name="T414">iterator</text:span><text:span text:style-name="T404">&gt;</text:span></text:p>
      <text:p text:style-name="Preformatted_20_Text"><text:span text:style-name="T8">-</text:span><text:span text:style-name="T31">&gt;</text:span><text:span text:style-name="T8"> begin/rbegin</text:span> – <text:span text:style-name="T393">iterator pointing at the first element or first reversed</text:span></text:p>
      <text:p text:style-name="P77"><text:span text:style-name="T8">-</text:span><text:span text:style-name="T31">&gt;</text:span><text:span text:style-name="T8"> end/rend</text:span><text:span text:style-name="T129"> </text:span>- <text:span text:style-name="T393">iterator pointing at the </text:span><text:span text:style-name="T178">last</text:span><text:span text:style-name="T393"> element or last reversed</text:span></text:p>
      <text:p text:style-name="P100"><text:span text:style-name="T8">-&gt; advance</text:span><text:span text:style-name="T52">(</text:span><text:span text:style-name="T8">InputIt&amp; it, Distance n</text:span><text:span text:style-name="T52">)</text:span><text:span text:style-name="T8"> </text:span>- <text:span text:style-name="T416">i</text:span>ncrements given iterator <text:span text:style-name="Source_20_Text">it</text:span> by <text:span text:style-name="Source_20_Text">n</text:span> <text:span text:style-name="T358"><text:tab/>elements. </text:span></text:p>
      <text:p text:style-name="P27"><text:tab/><text:span text:style-name="T130">std::advance(first, 2); </text:span><text:span text:style-name="T262">// advance the iterator 2 position</text:span></text:p>
      <text:p text:style-name="P25"><text:span text:style-name="T8">-&gt; next </text:span>-<text:span text:style-name="T393"> return the nth successor of iterator it.</text:span></text:p>
      <text:p text:style-name="P26"><text:span text:style-name="T262"><text:tab/></text:span><text:span text:style-name="T130">auto nx = std::next(it, 2);</text:span></text:p>
      <text:p text:style-name="P100"><text:span text:style-name="T8">-&gt; prev</text:span> - decrement an iterator</text:p>
      <text:p text:style-name="P100"><text:tab/><text:span text:style-name="T128">auto pv = std::prev(it, 2); </text:span></text:p>
      <text:p text:style-name="Preformatted_20_Text"/>
      <text:p text:style-name="Preformatted_20_Text"><text:span text:style-name="T8">-&gt; back_inserter –</text:span> <text:span text:style-name="T399">returns an iterator </text:span>which can be used to add elements to the <text:tab/>end of the container</text:p>
      <text:p text:style-name="P23"><text:tab/><text:span text:style-name="T130">std::copy(arr.begin(), arr.end(), std::back_inserter(sortedArr));</text:span></text:p>
      <text:p text:style-name="Preformatted_20_Text"><text:span text:style-name="T106">-&gt; front_inserter</text:span><text:span text:style-name="T212"> - Constructs a </text:span><text:span text:style-name="T213">front-insert iterator</text:span><text:span text:style-name="T212"> that inserts new elements <text:tab/>at the beginning of </text:span><text:span text:style-name="Variable"><text:span text:style-name="T212">x</text:span></text:span><text:span text:style-name="T212">. The type of </text:span><text:span text:style-name="Variable"><text:span text:style-name="T212">x</text:span></text:span><text:span text:style-name="T212"> needs to have a </text:span><text:span text:style-name="Example"><text:span text:style-name="T212">push_front</text:span></text:span><text:span text:style-name="T212"> member </text:span><text:span text:style-name="T359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359">deque</text:span></text:span></text:a><text:span text:style-name="T359"> and </text:span><text:a xlink:type="simple" xlink:href="http://www.cplusplus.com/list" text:style-name="Internet_20_link" text:visited-style-name="Visited_20_Internet_20_Link"><text:span text:style-name="Example"><text:span text:style-name="T359">list</text:span></text:span></text:a><text:span text:style-name="T359">).</text:span></text:p>
      <text:p text:style-name="P28"><text:tab/><text:span text:style-name="T130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398"> - </text:span>checks if a predicate <text:tab/>is true for any of the elements in a range </text:p>
      <text:p text:style-name="P53"><text:span text:style-name="T211"><text:tab/></text:span><text:span text:style-name="T210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396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53"><text:tab/>std::copy(from_vector.begin(), from_vector.end(), <text:tab/><text:tab/><text:tab/><text:tab/><text:tab/><text:tab/>std::back_inserter(to_vector));</text:p>
      <text:p text:style-name="P75"><text:span text:style-name="T8">-</text:span><text:span text:style-name="T27">&gt;</text:span><text:span text:style-name="T8"> </text:span><text:span text:style-name="T27">count(InputIt first, InputIt last, const T &amp;value)</text:span><text:span text:style-name="T388"> - </text:span>Returns the number of <text:span text:style-name="T382"><text:tab/>elements in the range </text:span><text:span text:style-name="Source_20_Text"><text:span text:style-name="T382">[first, last) </text:span></text:span><text:span text:style-name="T382">satisfying <text:tab/>specific criteria.</text:span></text:p>
      <text:p text:style-name="P2"><text:tab/><text:span text:style-name="T130">total += std::count(t.begin(), t.end(), 1)</text:span></text:p>
      <text:p text:style-name="P78"><text:span text:style-name="T56">-</text:span><text:span text:style-name="T64">&gt; includes(</text:span><text:span text:style-name="T36">InputIt1 first1, InputIt1 last1, </text:span><text:span text:style-name="T8">InputIt2 first2, InputIt2 last2</text:span><text:span text:style-name="T36">) </text:span><text:span text:style-name="T268">- <text:tab/>Returns true if the sorted range </text:span><text:span text:style-name="Source_20_Text"><text:span text:style-name="T268">[first2, last2)</text:span></text:span><text:span text:style-name="T268"> is a subsequence of the <text:tab/>sorted range </text:span><text:span text:style-name="Source_20_Text"><text:span text:style-name="T268">[first1, last1)</text:span></text:span><text:span text:style-name="T268">.</text:span></text:p>
      <text:p text:style-name="P60"><text:tab/>std::includes(arr2.begin(), arr2.end(), arr1.begin(), arr1.end());</text:p>
      <text:p text:style-name="P82"><text:span text:style-name="T56">-</text:span><text:span text:style-name="T65">&gt; find</text:span><text:span text:style-name="T66">(InputIt first, InputIt last, const T &amp;value) –</text:span><text:span text:style-name="T304"> </text:span><text:span text:style-name="T305">returns i</text:span><text:span text:style-name="T284">terator to the <text:tab/>first element satisfying the condition or </text:span><text:span text:style-name="Source_20_Text"><text:span text:style-name="T284">last</text:span></text:span><text:span text:style-name="T284"> if no such element is <text:tab/>found. </text:span></text:p>
      <text:p text:style-name="P82"><text:span text:style-name="T284"><text:tab/></text:span><text:span text:style-name="T138">auto result1 = std::find(std::begin(v), std::end(v), n1);</text:span></text:p>
      <text:p text:style-name="P90"><text:span text:style-name="T56">-</text:span><text:span text:style-name="T69">&gt; for_each(InputIt first, InputIt last, UnaryFunction f) </text:span><text:span text:style-name="T307">- applies a function <text:tab/>to a range of elements.</text:span></text:p>
      <text:p text:style-name="P24"><text:span text:style-name="T269"><text:tab/></text:span><text:span text:style-name="T143">std::for_each(str1.begin(), str1.end(),[](char&amp; c)</text:span><text:span text:style-name="T130">{c= std::tolower(c);});</text:span></text:p>
      <text:p text:style-name="P83"><text:span text:style-name="T56">-</text:span><text:span text:style-name="T59">&gt; </text:span><text:span text:style-name="T103">max_element</text:span><text:span text:style-name="T59">(</text:span><text:span text:style-name="T66">InputIt first, InputIt last</text:span><text:span text:style-name="T59">) –</text:span><text:span text:style-name="T302"> </text:span><text:span text:style-name="T337">returns an iterator to max element <text:tab/>in a container</text:span></text:p>
      <text:p text:style-name="P83"><text:span text:style-name="T302"><text:tab/></text:span><text:span text:style-name="T146">auto it = </text:span><text:span text:style-name="T145">std::</text:span><text:span text:style-name="T158">max_element</text:span><text:span text:style-name="T145">(arr.begin(), arr.end());</text:span></text:p>
      <text:p text:style-name="P86"><text:span text:style-name="T56">-</text:span><text:span text:style-name="T68">&gt; remove(</text:span><text:span text:style-name="T43">ForwardIt first, ForwardIt last, const T&amp; value) </text:span><text:span text:style-name="T293">- Removes all <text:tab/>elements satisfying specific criteria from the range </text:span><text:span text:style-name="Source_20_Text"><text:span text:style-name="T293">[first, last)</text:span></text:span><text:span text:style-name="T293"> and <text:tab/>returns a past-the-end iterator for the new end of the range.</text:span></text:p>
      <text:p text:style-name="P87"><text:span text:style-name="T293"><text:tab/></text:span><text:span text:style-name="T374">Example of </text:span><text:span text:style-name="T375">erase-remove idiom !!!</text:span></text:p>
      <text:p text:style-name="P108"><text:span text:style-name="T373"><text:tab/></text:span><text:span text:style-name="T142">str1.erase(std::remove(str1.begin(), str1.end(), ' '), </text:span><text:span text:style-name="T131">str1.end());</text:span></text:p>
      <text:p text:style-name="P76"><text:span text:style-name="T8">-</text:span><text:span text:style-name="T29">&gt; reverse(</text:span><text:span text:style-name="T27">InputIt first, InputIt last</text:span><text:span text:style-name="T29">) –</text:span><text:span text:style-name="T280"> returns a reversed container</text:span></text:p>
      <text:p text:style-name="P76"><text:span text:style-name="T280"><text:tab/></text:span><text:span text:style-name="T136">std::reverse(arr.begin(), arr.end());</text:span></text:p>
      <text:p text:style-name="P78"><text:span text:style-name="T59">-&gt; </text:span><text:span text:style-name="T60">rotate(</text:span><text:span text:style-name="T33">ForwardIt first, ForwardIt n_first, ForwardIt last)</text:span><text:span text:style-name="T281"> – performs a left </text:span><text:span text:style-name="T345"><text:tab/>rotation on a range of elements</text:span></text:p>
      <text:p text:style-name="P78"><text:span text:style-name="T345"><text:tab/></text:span><text:span text:style-name="T160">std::rotate(arr.begin(), arr.begin() + </text:span><text:span text:style-name="T159">3</text:span><text:span text:style-name="T160">, arr.end());</text:span></text:p>
      <text:p text:style-name="Preformatted_20_Text"><text:span text:style-name="T56">-</text:span><text:span text:style-name="T67">&gt; set_intersection(InputIt1 first1, InputIt1 last1, InputIt2 first2, InputIt2 <text:tab/>last2,</text:span><text:span text:style-name="T104"> OutputIt d_first</text:span><text:span text:style-name="T105">) </text:span><text:span text:style-name="T338">- computes the intersection of two sorted <text:tab/>containers</text:span></text:p>
      <text:p text:style-name="P64"><text:tab/>std::set_intersection(v1.begin(), v1.end(),</text:p>
      <text:p text:style-name="P53"><text:soft-page-break/><text:s text:c="26"/>v2.begin(), v2.end(),</text:p>
      <text:p text:style-name="P105"><text:s text:c="26"/>std::back_inserter(v_intersection));</text:p>
      <text:p text:style-name="P104"><text:span text:style-name="T56">-</text:span><text:span text:style-name="T64">&gt; sort((RandomIt first, RandomIt last, Compare comp) </text:span><text:span text:style-name="T303">- Sorts the elements in <text:tab/>the range </text:span><text:span text:style-name="Source_20_Text"><text:span text:style-name="T303">[first, last)</text:span></text:span><text:span text:style-name="T303"> in non-descending order. The order of equal <text:tab/>elements is not guaranteed to be preserved. A sequence is sorted with <text:tab/>respect to a comparator </text:span><text:span text:style-name="Source_20_Text"><text:span text:style-name="T303">comp</text:span></text:span><text:span text:style-name="Source_20_Text"><text:span text:style-name="T122">.</text:span></text:span></text:p>
      <text:p text:style-name="Preformatted_20_Text"><text:span text:style-name="Source_20_Text"><text:span text:style-name="T122"><text:tab/></text:span></text:span><text:span text:style-name="Source_20_Text"><text:span text:style-name="T144">std::sort(s.begin(), s.end(), [](int a, int b) {</text:span></text:span><text:span text:style-name="T128">return a &gt; b;});</text:span></text:p>
      <text:p text:style-name="Preformatted_20_Text"><text:span text:style-name="Source_20_Text"><text:span text:style-name="T122"/></text:span></text:p>
      <text:p text:style-name="Preformatted_20_Text"><text:span text:style-name="T56">-</text:span><text:span text:style-name="T61">&gt; transform(</text:span><text:span text:style-name="T8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95">S</text:span><text:span text:style-name="Source_20_Text">td::transform</text:span> <text:span text:style-name="T261">does not guarantee</text:span> in-<text:span text:style-name="T356"><text:tab/>order application of </text:span><text:span text:style-name="Source_20_Text"><text:span text:style-name="T356">unary_op</text:span></text:span><text:span text:style-name="T356"> or </text:span><text:span text:style-name="Source_20_Text"><text:span text:style-name="T356">binary_op</text:span></text:span><text:span text:style-name="T356">. </text:span></text:p>
      <text:p text:style-name="P143"><text:tab/>std::transform(arr.begin(), arr.end(), std::back_inserter(v_str),</text:p>
      <text:p text:style-name="P143"><text:tab/><text:tab/>[](int num) -&gt; std::string {return std::to_string(num);});</text:p>
      <text:p text:style-name="P117"><text:span text:style-name="T56">-</text:span><text:span text:style-name="T70">&gt; unique(ForwardIt first, ForwardIt last) </text:span><text:span text:style-name="T308">- </text:span>removes consecutive duplicate <text:span text:style-name="T174"><text:tab/>elements in a range </text:span></text:p>
      <text:p text:style-name="P117"><text:tab/><text:span text:style-name="T374">Example of </text:span><text:span text:style-name="T375">erase-remove idiom !!!</text:span></text:p>
      <text:p text:style-name="P146"><text:span text:style-name="T348"><text:tab/></text:span><text:span text:style-name="T162">v.erase(std::unique(v.begin(), v.end()), v.end());</text:span></text:p>
      <text:p text:style-name="Preformatted_20_Text"/>
      <text:p text:style-name="P6">g) vector</text:p>
      <text:p text:style-name="P6"/>
      <text:p text:style-name="P38">-<text:span text:style-name="T379">&gt; #include &lt;vector&gt;</text:span></text:p>
      <text:p text:style-name="P40">-<text:span text:style-name="T380">&gt; std::vector&lt;int&gt; v {10, 0}; </text:span><text:span text:style-name="T277">- l</text:span><text:span text:style-name="T309">ist</text:span><text:span text:style-name="T277"> initialization, out: 2 elements {10, 0}</text:span></text:p>
      <text:p text:style-name="P50"><text:span text:style-name="T8">-</text:span><text:span text:style-name="T23">&gt; std::vector&lt;int&gt; v (10, 0); </text:span><text:span text:style-name="T277">- constructor initialization, out: 10 elements <text:tab/>initialized to 0</text:span></text:p>
      <text:p text:style-name="P136"><text:span text:style-name="T75">-</text:span><text:span text:style-name="T76">&gt; v</text:span><text:span text:style-name="T75">.at(element_index)</text:span><text:span text:style-name="T4"> -</text:span><text:span text:style-name="T186"> method to access a vector element</text:span></text:p>
      <text:p text:style-name="P136"><text:span text:style-name="T75">-</text:span><text:span text:style-name="T76">&gt; v</text:span><text:span text:style-name="T75">.front()</text:span><text:span text:style-name="T226"> -</text:span><text:span text:style-name="T349"> </text:span><text:span text:style-name="T350">r</text:span><text:span text:style-name="T349">eference to the first element in the vector</text:span></text:p>
      <text:p text:style-name="P136"><text:span text:style-name="T75">-</text:span><text:span text:style-name="T76">&gt; v</text:span><text:span text:style-name="T75">.b</text:span><text:span text:style-name="T77">ack</text:span><text:span text:style-name="T75">()</text:span><text:span text:style-name="T227"> </text:span><text:span text:style-name="T226">-</text:span><text:span text:style-name="T349"> </text:span><text:span text:style-name="T350">r</text:span><text:span text:style-name="T349">eference to the l</text:span><text:span text:style-name="T351">ast</text:span><text:span text:style-name="T349"> element in the vector</text:span></text:p>
      <text:p text:style-name="P137"><text:span text:style-name="T354">-</text:span><text:span text:style-name="T78">&gt; </text:span><text:span text:style-name="T75">v.size()</text:span><text:span text:style-name="T4"> </text:span><text:span text:style-name="T320">- return length of the vector as size_type</text:span></text:p>
      <text:p text:style-name="P116"><text:span text:style-name="T8">-</text:span><text:span text:style-name="T24">&gt; </text:span><text:span text:style-name="T8">v.empty()</text:span><text:span text:style-name="T3"> -</text:span><text:span text:style-name="T276"> </text:span><text:span text:style-name="T278">c</text:span><text:span text:style-name="T276">hecks if the container has no elements</text:span></text:p>
      <text:p text:style-name="P116"><text:span text:style-name="T8">-</text:span><text:span text:style-name="T24">&gt; </text:span><text:span text:style-name="T8">v.push_back(element)</text:span><text:span text:style-name="T276"> - add a new element to the end of the list</text:span></text:p>
      <text:p text:style-name="P116"><text:span text:style-name="T8">-</text:span><text:span text:style-name="T24">&gt; </text:span><text:span text:style-name="T8">v.pop_back() -</text:span><text:span text:style-name="T276"> </text:span><text:span text:style-name="T279">r</text:span><text:span text:style-name="T276">emoves the last element in the vector, effectively <text:tab/>reducing <text:tab/>the container size by one</text:span></text:p>
      <text:p text:style-name="P141"><text:span text:style-name="T7">-</text:span><text:span text:style-name="T119">&gt; </text:span><text:span text:style-name="T7">v.clear()</text:span><text:span text:style-name="T276"> - erase all elements from the container.</text:span></text:p>
      <text:p text:style-name="P123"/>
      <text:p text:style-name="P123"/>
      <text:p text:style-name="P134">h) map</text:p>
      <text:p text:style-name="P124"/>
      <text:p text:style-name="P124"/>
      <text:p text:style-name="P127">-&gt; #include &lt;map&gt;</text:p>
      <text:p text:style-name="P138"><text:span text:style-name="T340">-&gt; </text:span><text:span text:style-name="T339">std::map&lt;char, int&gt; </text:span><text:span text:style-name="T340">m </text:span><text:span text:style-name="T339">{}; - </text:span><text:span text:style-name="T340">initialization</text:span></text:p>
      <text:p text:style-name="P131"><text:span text:style-name="T263">-</text:span><text:span text:style-name="T265">&gt; find() - return it to the element, if not found returns m.end() iterator</text:span></text:p>
      <text:p text:style-name="P128"><text:tab/>auto it = m.find(‘l’);</text:p>
      <text:p text:style-name="P139"><text:span text:style-name="T341"><text:tab/></text:span><text:span text:style-name="T342">it.first = ‘l’;</text:span></text:p>
      <text:p text:style-name="P129"><text:tab/>it.second = 1;</text:p>
      <text:p text:style-name="P128"/>
      <text:p text:style-name="P128"/>
      <text:p text:style-name="P132"><text:span text:style-name="T392">i</text:span>) set</text:p>
      <text:p text:style-name="P130"/>
      <text:p text:style-name="P144">-&gt; #include &lt;set&gt;</text:p>
      <text:p text:style-name="P133"><text:span text:style-name="T121">-&gt; </text:span><text:span text:style-name="T120">std::set&lt;char&gt; s;</text:span><text:span text:style-name="T263"> - </text:span><text:span text:style-name="T266">set initialization</text:span></text:p>
      <text:p text:style-name="P140"><text:span text:style-name="T111">-</text:span><text:span text:style-name="T109">&gt; size()</text:span><text:span text:style-name="T112"> </text:span><text:span text:style-name="T344">- returns number of elements;</text:span></text:p>
      <text:p text:style-name="P140"><text:span text:style-name="T343">-</text:span><text:span text:style-name="T108">&gt; insert()</text:span><text:span text:style-name="T343"> - </text:span><text:span text:style-name="T344">insert</text:span><text:span text:style-name="T343"> element to set</text:span></text:p>
      <text:p text:style-name="P121"><text:span text:style-name="T62">-</text:span><text:span text:style-name="T63">&gt; count()</text:span><text:span text:style-name="T272"> - </text:span><text:span text:style-name="T267">returns the number of elements matching specific key </text:span></text:p>
      <text:p text:style-name="P125"/>
      <text:p text:style-name="P135"><text:span text:style-name="T403">j</text:span>) numeric</text:p>
      <text:p text:style-name="P126"/>
      <text:p text:style-name="P145"><text:span text:style-name="T401">-&gt; #include &lt;</text:span><text:span text:style-name="T402">numeric&gt;</text:span></text:p>
      <text:p text:style-name="P84"><text:span text:style-name="T107">-</text:span><text:span text:style-name="T110">&gt; accumulate(</text:span><text:span text:style-name="T8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65"><text:tab/>int product = std::accumulate(v.begin(), v.end(), 1, <text:tab/><text:tab/><text:tab/><text:tab/><text:soft-page-break/><text:tab/><text:tab/>std::multiplies&lt;int&gt;());</text:p>
      <text:p text:style-name="P65"/>
      <text:p text:style-name="P29">k) cassert</text:p>
      <text:p text:style-name="P47"/>
      <text:p text:style-name="P47">-<text:span text:style-name="T174">&gt; #include &lt;cassert&gt;</text:span></text:p>
      <text:p text:style-name="P31"><text:span text:style-name="T170">-&gt; </text:span><text:span text:style-name="T169">assert((switchNotation(assert_inp_2, "tally") == assert_res_2));</text:span><text:span text:style-name="T262"> // </text:span><text:span text:style-name="T273">important <text:tab/>double </text:span><text:span text:style-name="T274">parenthesis</text:span></text:p>
      <text:p text:style-name="P29"/>
      <text:p text:style-name="P30"/>
      <text:p text:style-name="P94">Page <text:span text:style-name="T413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5:49:56.648779431</dc:date>
    <meta:editing-duration>PT20H11M58S</meta:editing-duration>
    <meta:editing-cycles>134</meta:editing-cycles>
    <meta:generator>LibreOffice/6.4.3.2$Linux_X86_64 LibreOffice_project/40$Build-2</meta:generator>
    <meta:document-statistic meta:table-count="0" meta:image-count="0" meta:object-count="0" meta:page-count="7" meta:paragraph-count="294" meta:word-count="2295" meta:character-count="14829" meta:non-whitespace-character-count="12430"/>
  </office:meta>
</office:document-meta>
</file>